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cv-lab4) ischoll@ischoll-ThinkPad-X1:~/ETH/MA1/CV/Assignments/Assignment4/codes/mvs$ bash eval.sh </text:p>
      <text:p text:style-name="Standard">argv: ['--dataset=dtu_eval', '--batch_size=1', '--testpath=./dtu_dataset/', '--testlist', 'lists/dtu/test.txt', '--loadckpt', './checkpoints/model_000003.ckpt']</text:p>
      <text:p text:style-name="Standard">################################ <text:s/>args <text:s/>################################</text:p>
      <text:p text:style-name="Standard">model <text:s text:c="4"/><text:tab/>net <text:s text:c="26"/><text:tab/>&lt;class 'str'&gt; <text:s text:c="6"/></text:p>
      <text:p text:style-name="Standard">dataset <text:s text:c="2"/><text:tab/>dtu_eval <text:s text:c="21"/><text:tab/>&lt;class 'str'&gt; <text:s text:c="6"/></text:p>
      <text:p text:style-name="Standard">testpath <text:s/><text:tab/>./dtu_dataset/ <text:s text:c="15"/><text:tab/>&lt;class 'str'&gt; <text:s text:c="6"/></text:p>
      <text:p text:style-name="Standard">testlist <text:s/><text:tab/>lists/dtu/test.txt <text:s text:c="11"/><text:tab/>&lt;class 'str'&gt; <text:s text:c="6"/></text:p>
      <text:p text:style-name="Standard">batch_size<text:tab/>1 <text:s text:c="28"/><text:tab/>&lt;class 'int'&gt; <text:s text:c="6"/></text:p>
      <text:p text:style-name="Standard">numdepth <text:s/><text:tab/>192 <text:s text:c="26"/><text:tab/>&lt;class 'int'&gt; <text:s text:c="6"/></text:p>
      <text:p text:style-name="Standard">loadckpt <text:s/><text:tab/>./checkpoints/model_000003.ckpt<text:tab/>&lt;class 'str'&gt; <text:s text:c="6"/></text:p>
      <text:p text:style-name="Standard">outdir <text:s text:c="3"/><text:tab/>./outputs <text:s text:c="20"/><text:tab/>&lt;class 'str'&gt; <text:s text:c="6"/></text:p>
      <text:p text:style-name="Standard">display <text:s text:c="2"/><text:tab/>False <text:s text:c="24"/><text:tab/>&lt;class 'bool'&gt; <text:s text:c="5"/></text:p>
      <text:p text:style-name="Standard">########################################################################</text:p>
      <text:p text:style-name="Standard">dataset test metas: 490</text:p>
      <text:p text:style-name="Standard">loading model ./checkpoints/model_000003.ckpt</text:p>
      <text:p text:style-name="Standard">Iter 0/490</text:p>
      <text:p text:style-name="Standard">Iter 1/490</text:p>
      <text:p text:style-name="Standard">Iter 2/490</text:p>
      <text:p text:style-name="Standard">Iter 3/490</text:p>
      <text:p text:style-name="Standard">Iter 4/490</text:p>
      <text:p text:style-name="Standard">Iter 5/490</text:p>
      <text:p text:style-name="Standard">Iter 6/490</text:p>
      <text:p text:style-name="Standard">Iter 7/490</text:p>
      <text:p text:style-name="Standard">Iter 8/490</text:p>
      <text:p text:style-name="Standard">Iter 9/490</text:p>
      <text:p text:style-name="Standard">Iter 10/490</text:p>
      <text:p text:style-name="Standard">Iter 11/490</text:p>
      <text:p text:style-name="Standard">Iter 12/490</text:p>
      <text:p text:style-name="Standard">Iter 13/490</text:p>
      <text:p text:style-name="Standard">Iter 14/490</text:p>
      <text:p text:style-name="Standard">Iter 15/490</text:p>
      <text:p text:style-name="Standard">Iter 16/490</text:p>
      <text:p text:style-name="Standard">Iter 17/490</text:p>
      <text:p text:style-name="Standard">Iter 18/490</text:p>
      <text:p text:style-name="Standard">Iter 19/490</text:p>
      <text:p text:style-name="Standard">Iter 20/490</text:p>
      <text:p text:style-name="Standard">Iter 21/490</text:p>
      <text:p text:style-name="Standard">Iter 22/490</text:p>
      <text:p text:style-name="Standard">Iter 23/490</text:p>
      <text:p text:style-name="Standard">Iter 24/490</text:p>
      <text:p text:style-name="Standard">Iter 25/490</text:p>
      <text:p text:style-name="Standard">Iter 26/490</text:p>
      <text:p text:style-name="Standard">Iter 27/490</text:p>
      <text:p text:style-name="Standard">Iter 28/490</text:p>
      <text:p text:style-name="Standard">Iter 29/490</text:p>
      <text:p text:style-name="Standard">Iter 30/490</text:p>
      <text:p text:style-name="Standard">Iter 31/490</text:p>
      <text:p text:style-name="Standard">Iter 32/490</text:p>
      <text:p text:style-name="Standard">Iter 33/490</text:p>
      <text:p text:style-name="Standard">Iter 34/490</text:p>
      <text:p text:style-name="Standard"><text:soft-page-break/>Iter 35/490</text:p>
      <text:p text:style-name="Standard">Iter 36/490</text:p>
      <text:p text:style-name="Standard">Iter 37/490</text:p>
      <text:p text:style-name="Standard">Iter 38/490</text:p>
      <text:p text:style-name="Standard">Iter 39/490</text:p>
      <text:p text:style-name="Standard">Iter 40/490</text:p>
      <text:p text:style-name="Standard">Iter 41/490</text:p>
      <text:p text:style-name="Standard">Iter 42/490</text:p>
      <text:p text:style-name="Standard">Iter 43/490</text:p>
      <text:p text:style-name="Standard">Iter 44/490</text:p>
      <text:p text:style-name="Standard">Iter 45/490</text:p>
      <text:p text:style-name="Standard">Iter 46/490</text:p>
      <text:p text:style-name="Standard">Iter 47/490</text:p>
      <text:p text:style-name="Standard">Iter 48/490</text:p>
      <text:p text:style-name="Standard">Iter 49/490</text:p>
      <text:p text:style-name="Standard">Iter 50/490</text:p>
      <text:p text:style-name="Standard">Iter 51/490</text:p>
      <text:p text:style-name="Standard">Iter 52/490</text:p>
      <text:p text:style-name="Standard">Iter 53/490</text:p>
      <text:p text:style-name="Standard">Iter 54/490</text:p>
      <text:p text:style-name="Standard">Iter 55/490</text:p>
      <text:p text:style-name="Standard">Iter 56/490</text:p>
      <text:p text:style-name="Standard">Iter 57/490</text:p>
      <text:p text:style-name="Standard">Iter 58/490</text:p>
      <text:p text:style-name="Standard">Iter 59/490</text:p>
      <text:p text:style-name="Standard">Iter 60/490</text:p>
      <text:p text:style-name="Standard">Iter 61/490</text:p>
      <text:p text:style-name="Standard">Iter 62/490</text:p>
      <text:p text:style-name="Standard">Iter 63/490</text:p>
      <text:p text:style-name="Standard">Iter 64/490</text:p>
      <text:p text:style-name="Standard">Iter 65/490</text:p>
      <text:p text:style-name="Standard">Iter 66/490</text:p>
      <text:p text:style-name="Standard">Iter 67/490</text:p>
      <text:p text:style-name="Standard">Iter 68/490</text:p>
      <text:p text:style-name="Standard">Iter 69/490</text:p>
      <text:p text:style-name="Standard">Iter 70/490</text:p>
      <text:p text:style-name="Standard">Iter 71/490</text:p>
      <text:p text:style-name="Standard">Iter 72/490</text:p>
      <text:p text:style-name="Standard">Iter 73/490</text:p>
      <text:p text:style-name="Standard">Iter 74/490</text:p>
      <text:p text:style-name="Standard">Iter 75/490</text:p>
      <text:p text:style-name="Standard">Iter 76/490</text:p>
      <text:p text:style-name="Standard">Iter 77/490</text:p>
      <text:p text:style-name="Standard">Iter 78/490</text:p>
      <text:p text:style-name="Standard">Iter 79/490</text:p>
      <text:p text:style-name="Standard">Iter 80/490</text:p>
      <text:p text:style-name="Standard">Iter 81/490</text:p>
      <text:p text:style-name="Standard">Iter 82/490</text:p>
      <text:p text:style-name="Standard">Iter 83/490</text:p>
      <text:p text:style-name="Standard">Iter 84/490</text:p>
      <text:p text:style-name="Standard">Iter 85/490</text:p>
      <text:p text:style-name="Standard">Iter 86/490</text:p>
      <text:p text:style-name="Standard"><text:soft-page-break/>Iter 87/490</text:p>
      <text:p text:style-name="Standard">Iter 88/490</text:p>
      <text:p text:style-name="Standard">Iter 89/490</text:p>
      <text:p text:style-name="Standard">Iter 90/490</text:p>
      <text:p text:style-name="Standard">Iter 91/490</text:p>
      <text:p text:style-name="Standard">Iter 92/490</text:p>
      <text:p text:style-name="Standard">Iter 93/490</text:p>
      <text:p text:style-name="Standard">Iter 94/490</text:p>
      <text:p text:style-name="Standard">Iter 95/490</text:p>
      <text:p text:style-name="Standard">Iter 96/490</text:p>
      <text:p text:style-name="Standard">Iter 97/490</text:p>
      <text:p text:style-name="Standard">Iter 98/490</text:p>
      <text:p text:style-name="Standard">Iter 99/490</text:p>
      <text:p text:style-name="Standard">Iter 100/490</text:p>
      <text:p text:style-name="Standard">Iter 101/490</text:p>
      <text:p text:style-name="Standard">Iter 102/490</text:p>
      <text:p text:style-name="Standard">Iter 103/490</text:p>
      <text:p text:style-name="Standard">Iter 104/490</text:p>
      <text:p text:style-name="Standard">Iter 105/490</text:p>
      <text:p text:style-name="Standard">Iter 106/490</text:p>
      <text:p text:style-name="Standard">Iter 107/490</text:p>
      <text:p text:style-name="Standard">Iter 108/490</text:p>
      <text:p text:style-name="Standard">Iter 109/490</text:p>
      <text:p text:style-name="Standard">Iter 110/490</text:p>
      <text:p text:style-name="Standard">Iter 111/490</text:p>
      <text:p text:style-name="Standard">Iter 112/490</text:p>
      <text:p text:style-name="Standard">Iter 113/490</text:p>
      <text:p text:style-name="Standard">Iter 114/490</text:p>
      <text:p text:style-name="Standard">Iter 115/490</text:p>
      <text:p text:style-name="Standard">Iter 116/490</text:p>
      <text:p text:style-name="Standard">Iter 117/490</text:p>
      <text:p text:style-name="Standard">Iter 118/490</text:p>
      <text:p text:style-name="Standard">Iter 119/490</text:p>
      <text:p text:style-name="Standard">Iter 120/490</text:p>
      <text:p text:style-name="Standard">Iter 121/490</text:p>
      <text:p text:style-name="Standard">Iter 122/490</text:p>
      <text:p text:style-name="Standard">Iter 123/490</text:p>
      <text:p text:style-name="Standard">Iter 124/490</text:p>
      <text:p text:style-name="Standard">Iter 125/490</text:p>
      <text:p text:style-name="Standard">Iter 126/490</text:p>
      <text:p text:style-name="Standard">Iter 127/490</text:p>
      <text:p text:style-name="Standard">Iter 128/490</text:p>
      <text:p text:style-name="Standard">Iter 129/490</text:p>
      <text:p text:style-name="Standard">Iter 130/490</text:p>
      <text:p text:style-name="Standard">Iter 131/490</text:p>
      <text:p text:style-name="Standard">Iter 132/490</text:p>
      <text:p text:style-name="Standard">Iter 133/490</text:p>
      <text:p text:style-name="Standard">Iter 134/490</text:p>
      <text:p text:style-name="Standard">Iter 135/490</text:p>
      <text:p text:style-name="Standard">Iter 136/490</text:p>
      <text:p text:style-name="Standard">Iter 137/490</text:p>
      <text:p text:style-name="Standard">Iter 138/490</text:p>
      <text:p text:style-name="Standard"><text:soft-page-break/>Iter 139/490</text:p>
      <text:p text:style-name="Standard">Iter 140/490</text:p>
      <text:p text:style-name="Standard">Iter 141/490</text:p>
      <text:p text:style-name="Standard">Iter 142/490</text:p>
      <text:p text:style-name="Standard">Iter 143/490</text:p>
      <text:p text:style-name="Standard">Iter 144/490</text:p>
      <text:p text:style-name="Standard">Iter 145/490</text:p>
      <text:p text:style-name="Standard">Iter 146/490</text:p>
      <text:p text:style-name="Standard">Iter 147/490</text:p>
      <text:p text:style-name="Standard">Iter 148/490</text:p>
      <text:p text:style-name="Standard">Iter 149/490</text:p>
      <text:p text:style-name="Standard">Iter 150/490</text:p>
      <text:p text:style-name="Standard">Iter 151/490</text:p>
      <text:p text:style-name="Standard">Iter 152/490</text:p>
      <text:p text:style-name="Standard">Iter 153/490</text:p>
      <text:p text:style-name="Standard">Iter 154/490</text:p>
      <text:p text:style-name="Standard">Iter 155/490</text:p>
      <text:p text:style-name="Standard">Iter 156/490</text:p>
      <text:p text:style-name="Standard">Iter 157/490</text:p>
      <text:p text:style-name="Standard">Iter 158/490</text:p>
      <text:p text:style-name="Standard">Iter 159/490</text:p>
      <text:p text:style-name="Standard">Iter 160/490</text:p>
      <text:p text:style-name="Standard">Iter 161/490</text:p>
      <text:p text:style-name="Standard">Iter 162/490</text:p>
      <text:p text:style-name="Standard">Iter 163/490</text:p>
      <text:p text:style-name="Standard">Iter 164/490</text:p>
      <text:p text:style-name="Standard">Iter 165/490</text:p>
      <text:p text:style-name="Standard">Iter 166/490</text:p>
      <text:p text:style-name="Standard">Iter 167/490</text:p>
      <text:p text:style-name="Standard">Iter 168/490</text:p>
      <text:p text:style-name="Standard">Iter 169/490</text:p>
      <text:p text:style-name="Standard">Iter 170/490</text:p>
      <text:p text:style-name="Standard">Iter 171/490</text:p>
      <text:p text:style-name="Standard">Iter 172/490</text:p>
      <text:p text:style-name="Standard">Iter 173/490</text:p>
      <text:p text:style-name="Standard">Iter 174/490</text:p>
      <text:p text:style-name="Standard">Iter 175/490</text:p>
      <text:p text:style-name="Standard">Iter 176/490</text:p>
      <text:p text:style-name="Standard">Iter 177/490</text:p>
      <text:p text:style-name="Standard">Iter 178/490</text:p>
      <text:p text:style-name="Standard">Iter 179/490</text:p>
      <text:p text:style-name="Standard">Iter 180/490</text:p>
      <text:p text:style-name="Standard">Iter 181/490</text:p>
      <text:p text:style-name="Standard">Iter 182/490</text:p>
      <text:p text:style-name="Standard">Iter 183/490</text:p>
      <text:p text:style-name="Standard">Iter 184/490</text:p>
      <text:p text:style-name="Standard">Iter 185/490</text:p>
      <text:p text:style-name="Standard">Iter 186/490</text:p>
      <text:p text:style-name="Standard">Iter 187/490</text:p>
      <text:p text:style-name="Standard">Iter 188/490</text:p>
      <text:p text:style-name="Standard">Iter 189/490</text:p>
      <text:p text:style-name="Standard">Iter 190/490</text:p>
      <text:p text:style-name="Standard"><text:soft-page-break/>Iter 191/490</text:p>
      <text:p text:style-name="Standard">Iter 192/490</text:p>
      <text:p text:style-name="Standard">Iter 193/490</text:p>
      <text:p text:style-name="Standard">Iter 194/490</text:p>
      <text:p text:style-name="Standard">Iter 195/490</text:p>
      <text:p text:style-name="Standard">Iter 196/490</text:p>
      <text:p text:style-name="Standard">Iter 197/490</text:p>
      <text:p text:style-name="Standard">Iter 198/490</text:p>
      <text:p text:style-name="Standard">Iter 199/490</text:p>
      <text:p text:style-name="Standard">Iter 200/490</text:p>
      <text:p text:style-name="Standard">Iter 201/490</text:p>
      <text:p text:style-name="Standard">Iter 202/490</text:p>
      <text:p text:style-name="Standard">Iter 203/490</text:p>
      <text:p text:style-name="Standard">Iter 204/490</text:p>
      <text:p text:style-name="Standard">Iter 205/490</text:p>
      <text:p text:style-name="Standard">Iter 206/490</text:p>
      <text:p text:style-name="Standard">Iter 207/490</text:p>
      <text:p text:style-name="Standard">Iter 208/490</text:p>
      <text:p text:style-name="Standard">Iter 209/490</text:p>
      <text:p text:style-name="Standard">Iter 210/490</text:p>
      <text:p text:style-name="Standard">Iter 211/490</text:p>
      <text:p text:style-name="Standard">Iter 212/490</text:p>
      <text:p text:style-name="Standard">Iter 213/490</text:p>
      <text:p text:style-name="Standard">Iter 214/490</text:p>
      <text:p text:style-name="Standard">Iter 215/490</text:p>
      <text:p text:style-name="Standard">Iter 216/490</text:p>
      <text:p text:style-name="Standard">Iter 217/490</text:p>
      <text:p text:style-name="Standard">Iter 218/490</text:p>
      <text:p text:style-name="Standard">Iter 219/490</text:p>
      <text:p text:style-name="Standard">Iter 220/490</text:p>
      <text:p text:style-name="Standard">Iter 221/490</text:p>
      <text:p text:style-name="Standard">Iter 222/490</text:p>
      <text:p text:style-name="Standard">Iter 223/490</text:p>
      <text:p text:style-name="Standard">Iter 224/490</text:p>
      <text:p text:style-name="Standard">Iter 225/490</text:p>
      <text:p text:style-name="Standard">Iter 226/490</text:p>
      <text:p text:style-name="Standard">Iter 227/490</text:p>
      <text:p text:style-name="Standard">Iter 228/490</text:p>
      <text:p text:style-name="Standard">Iter 229/490</text:p>
      <text:p text:style-name="Standard">Iter 230/490</text:p>
      <text:p text:style-name="Standard">Iter 231/490</text:p>
      <text:p text:style-name="Standard">Iter 232/490</text:p>
      <text:p text:style-name="Standard">Iter 233/490</text:p>
      <text:p text:style-name="Standard">Iter 234/490</text:p>
      <text:p text:style-name="Standard">Iter 235/490</text:p>
      <text:p text:style-name="Standard">Iter 236/490</text:p>
      <text:p text:style-name="Standard">Iter 237/490</text:p>
      <text:p text:style-name="Standard">Iter 238/490</text:p>
      <text:p text:style-name="Standard">Iter 239/490</text:p>
      <text:p text:style-name="Standard">Iter 240/490</text:p>
      <text:p text:style-name="Standard">Iter 241/490</text:p>
      <text:p text:style-name="Standard">Iter 242/490</text:p>
      <text:p text:style-name="Standard"><text:soft-page-break/>Iter 243/490</text:p>
      <text:p text:style-name="Standard">Iter 244/490</text:p>
      <text:p text:style-name="Standard">Iter 245/490</text:p>
      <text:p text:style-name="Standard">Iter 246/490</text:p>
      <text:p text:style-name="Standard">Iter 247/490</text:p>
      <text:p text:style-name="Standard">Iter 248/490</text:p>
      <text:p text:style-name="Standard">Iter 249/490</text:p>
      <text:p text:style-name="Standard">Iter 250/490</text:p>
      <text:p text:style-name="Standard">Iter 251/490</text:p>
      <text:p text:style-name="Standard">Iter 252/490</text:p>
      <text:p text:style-name="Standard">Iter 253/490</text:p>
      <text:p text:style-name="Standard">Iter 254/490</text:p>
      <text:p text:style-name="Standard">Iter 255/490</text:p>
      <text:p text:style-name="Standard">Iter 256/490</text:p>
      <text:p text:style-name="Standard">Iter 257/490</text:p>
      <text:p text:style-name="Standard">Iter 258/490</text:p>
      <text:p text:style-name="Standard">Iter 259/490</text:p>
      <text:p text:style-name="Standard">Iter 260/490</text:p>
      <text:p text:style-name="Standard">Iter 261/490</text:p>
      <text:p text:style-name="Standard">Iter 262/490</text:p>
      <text:p text:style-name="Standard">Iter 263/490</text:p>
      <text:p text:style-name="Standard">Iter 264/490</text:p>
      <text:p text:style-name="Standard">Iter 265/490</text:p>
      <text:p text:style-name="Standard">Iter 266/490</text:p>
      <text:p text:style-name="Standard">Iter 267/490</text:p>
      <text:p text:style-name="Standard">Iter 268/490</text:p>
      <text:p text:style-name="Standard">Iter 269/490</text:p>
      <text:p text:style-name="Standard">Iter 270/490</text:p>
      <text:p text:style-name="Standard">Iter 271/490</text:p>
      <text:p text:style-name="Standard">Iter 272/490</text:p>
      <text:p text:style-name="Standard">Iter 273/490</text:p>
      <text:p text:style-name="Standard">Iter 274/490</text:p>
      <text:p text:style-name="Standard">Iter 275/490</text:p>
      <text:p text:style-name="Standard">Iter 276/490</text:p>
      <text:p text:style-name="Standard">Iter 277/490</text:p>
      <text:p text:style-name="Standard">Iter 278/490</text:p>
      <text:p text:style-name="Standard">Iter 279/490</text:p>
      <text:p text:style-name="Standard">Iter 280/490</text:p>
      <text:p text:style-name="Standard">Iter 281/490</text:p>
      <text:p text:style-name="Standard">Iter 282/490</text:p>
      <text:p text:style-name="Standard">Iter 283/490</text:p>
      <text:p text:style-name="Standard">Iter 284/490</text:p>
      <text:p text:style-name="Standard">Iter 285/490</text:p>
      <text:p text:style-name="Standard">Iter 286/490</text:p>
      <text:p text:style-name="Standard">Iter 287/490</text:p>
      <text:p text:style-name="Standard">Iter 288/490</text:p>
      <text:p text:style-name="Standard">Iter 289/490</text:p>
      <text:p text:style-name="Standard">Iter 290/490</text:p>
      <text:p text:style-name="Standard">Iter 291/490</text:p>
      <text:p text:style-name="Standard">Iter 292/490</text:p>
      <text:p text:style-name="Standard">Iter 293/490</text:p>
      <text:p text:style-name="Standard">Iter 294/490</text:p>
      <text:p text:style-name="Standard"><text:soft-page-break/>Iter 295/490</text:p>
      <text:p text:style-name="Standard">Iter 296/490</text:p>
      <text:p text:style-name="Standard">Iter 297/490</text:p>
      <text:p text:style-name="Standard">Iter 298/490</text:p>
      <text:p text:style-name="Standard">Iter 299/490</text:p>
      <text:p text:style-name="Standard">Iter 300/490</text:p>
      <text:p text:style-name="Standard">Iter 301/490</text:p>
      <text:p text:style-name="Standard">Iter 302/490</text:p>
      <text:p text:style-name="Standard">Iter 303/490</text:p>
      <text:p text:style-name="Standard">Iter 304/490</text:p>
      <text:p text:style-name="Standard">Iter 305/490</text:p>
      <text:p text:style-name="Standard">Iter 306/490</text:p>
      <text:p text:style-name="Standard">Iter 307/490</text:p>
      <text:p text:style-name="Standard">Iter 308/490</text:p>
      <text:p text:style-name="Standard">Iter 309/490</text:p>
      <text:p text:style-name="Standard">Iter 310/490</text:p>
      <text:p text:style-name="Standard">Iter 311/490</text:p>
      <text:p text:style-name="Standard">Iter 312/490</text:p>
      <text:p text:style-name="Standard">Iter 313/490</text:p>
      <text:p text:style-name="Standard">Iter 314/490</text:p>
      <text:p text:style-name="Standard">Iter 315/490</text:p>
      <text:p text:style-name="Standard">Iter 316/490</text:p>
      <text:p text:style-name="Standard">Iter 317/490</text:p>
      <text:p text:style-name="Standard">Iter 318/490</text:p>
      <text:p text:style-name="Standard">Iter 319/490</text:p>
      <text:p text:style-name="Standard">Iter 320/490</text:p>
      <text:p text:style-name="Standard">Iter 321/490</text:p>
      <text:p text:style-name="Standard">Iter 322/490</text:p>
      <text:p text:style-name="Standard">Iter 323/490</text:p>
      <text:p text:style-name="Standard">Iter 324/490</text:p>
      <text:p text:style-name="Standard">Iter 325/490</text:p>
      <text:p text:style-name="Standard">Iter 326/490</text:p>
      <text:p text:style-name="Standard">Iter 327/490</text:p>
      <text:p text:style-name="Standard">Iter 328/490</text:p>
      <text:p text:style-name="Standard">Iter 329/490</text:p>
      <text:p text:style-name="Standard">Iter 330/490</text:p>
      <text:p text:style-name="Standard">Iter 331/490</text:p>
      <text:p text:style-name="Standard">Iter 332/490</text:p>
      <text:p text:style-name="Standard">Iter 333/490</text:p>
      <text:p text:style-name="Standard">Iter 334/490</text:p>
      <text:p text:style-name="Standard">Iter 335/490</text:p>
      <text:p text:style-name="Standard">Iter 336/490</text:p>
      <text:p text:style-name="Standard">Iter 337/490</text:p>
      <text:p text:style-name="Standard">Iter 338/490</text:p>
      <text:p text:style-name="Standard">Iter 339/490</text:p>
      <text:p text:style-name="Standard">Iter 340/490</text:p>
      <text:p text:style-name="Standard">Iter 341/490</text:p>
      <text:p text:style-name="Standard">Iter 342/490</text:p>
      <text:p text:style-name="Standard">Iter 343/490</text:p>
      <text:p text:style-name="Standard">Iter 344/490</text:p>
      <text:p text:style-name="Standard">Iter 345/490</text:p>
      <text:p text:style-name="Standard">Iter 346/490</text:p>
      <text:p text:style-name="Standard"><text:soft-page-break/>Iter 347/490</text:p>
      <text:p text:style-name="Standard">Iter 348/490</text:p>
      <text:p text:style-name="Standard">Iter 349/490</text:p>
      <text:p text:style-name="Standard">Iter 350/490</text:p>
      <text:p text:style-name="Standard">Iter 351/490</text:p>
      <text:p text:style-name="Standard">Iter 352/490</text:p>
      <text:p text:style-name="Standard">Iter 353/490</text:p>
      <text:p text:style-name="Standard">Iter 354/490</text:p>
      <text:p text:style-name="Standard">Iter 355/490</text:p>
      <text:p text:style-name="Standard">Iter 356/490</text:p>
      <text:p text:style-name="Standard">Iter 357/490</text:p>
      <text:p text:style-name="Standard">Iter 358/490</text:p>
      <text:p text:style-name="Standard">Iter 359/490</text:p>
      <text:p text:style-name="Standard">Iter 360/490</text:p>
      <text:p text:style-name="Standard">Iter 361/490</text:p>
      <text:p text:style-name="Standard">Iter 362/490</text:p>
      <text:p text:style-name="Standard">Iter 363/490</text:p>
      <text:p text:style-name="Standard">Iter 364/490</text:p>
      <text:p text:style-name="Standard">Iter 365/490</text:p>
      <text:p text:style-name="Standard">Iter 366/490</text:p>
      <text:p text:style-name="Standard">Iter 367/490</text:p>
      <text:p text:style-name="Standard">Iter 368/490</text:p>
      <text:p text:style-name="Standard">Iter 369/490</text:p>
      <text:p text:style-name="Standard">Iter 370/490</text:p>
      <text:p text:style-name="Standard">Iter 371/490</text:p>
      <text:p text:style-name="Standard">Iter 372/490</text:p>
      <text:p text:style-name="Standard">Iter 373/490</text:p>
      <text:p text:style-name="Standard">Iter 374/490</text:p>
      <text:p text:style-name="Standard">Iter 375/490</text:p>
      <text:p text:style-name="Standard">Iter 376/490</text:p>
      <text:p text:style-name="Standard">Iter 377/490</text:p>
      <text:p text:style-name="Standard">Iter 378/490</text:p>
      <text:p text:style-name="Standard">Iter 379/490</text:p>
      <text:p text:style-name="Standard">Iter 380/490</text:p>
      <text:p text:style-name="Standard">Iter 381/490</text:p>
      <text:p text:style-name="Standard">Iter 382/490</text:p>
      <text:p text:style-name="Standard">Iter 383/490</text:p>
      <text:p text:style-name="Standard">Iter 384/490</text:p>
      <text:p text:style-name="Standard">Iter 385/490</text:p>
      <text:p text:style-name="Standard">Iter 386/490</text:p>
      <text:p text:style-name="Standard">Iter 387/490</text:p>
      <text:p text:style-name="Standard">Iter 388/490</text:p>
      <text:p text:style-name="Standard">Iter 389/490</text:p>
      <text:p text:style-name="Standard">Iter 390/490</text:p>
      <text:p text:style-name="Standard">Iter 391/490</text:p>
      <text:p text:style-name="Standard">Iter 392/490</text:p>
      <text:p text:style-name="Standard">Iter 393/490</text:p>
      <text:p text:style-name="Standard">Iter 394/490</text:p>
      <text:p text:style-name="Standard">Iter 395/490</text:p>
      <text:p text:style-name="Standard">Iter 396/490</text:p>
      <text:p text:style-name="Standard">Iter 397/490</text:p>
      <text:p text:style-name="Standard">Iter 398/490</text:p>
      <text:p text:style-name="Standard"><text:soft-page-break/>Iter 399/490</text:p>
      <text:p text:style-name="Standard">Iter 400/490</text:p>
      <text:p text:style-name="Standard">Iter 401/490</text:p>
      <text:p text:style-name="Standard">Iter 402/490</text:p>
      <text:p text:style-name="Standard">Iter 403/490</text:p>
      <text:p text:style-name="Standard">Iter 404/490</text:p>
      <text:p text:style-name="Standard">Iter 405/490</text:p>
      <text:p text:style-name="Standard">Iter 406/490</text:p>
      <text:p text:style-name="Standard">Iter 407/490</text:p>
      <text:p text:style-name="Standard">Iter 408/490</text:p>
      <text:p text:style-name="Standard">Iter 409/490</text:p>
      <text:p text:style-name="Standard">Iter 410/490</text:p>
      <text:p text:style-name="Standard">Iter 411/490</text:p>
      <text:p text:style-name="Standard">Iter 412/490</text:p>
      <text:p text:style-name="Standard">Iter 413/490</text:p>
      <text:p text:style-name="Standard">Iter 414/490</text:p>
      <text:p text:style-name="Standard">Iter 415/490</text:p>
      <text:p text:style-name="Standard">Iter 416/490</text:p>
      <text:p text:style-name="Standard">Iter 417/490</text:p>
      <text:p text:style-name="Standard">Iter 418/490</text:p>
      <text:p text:style-name="Standard">Iter 419/490</text:p>
      <text:p text:style-name="Standard">Iter 420/490</text:p>
      <text:p text:style-name="Standard">Iter 421/490</text:p>
      <text:p text:style-name="Standard">Iter 422/490</text:p>
      <text:p text:style-name="Standard">Iter 423/490</text:p>
      <text:p text:style-name="Standard">Iter 424/490</text:p>
      <text:p text:style-name="Standard">Iter 425/490</text:p>
      <text:p text:style-name="Standard">Iter 426/490</text:p>
      <text:p text:style-name="Standard">Iter 427/490</text:p>
      <text:p text:style-name="Standard">Iter 428/490</text:p>
      <text:p text:style-name="Standard">Iter 429/490</text:p>
      <text:p text:style-name="Standard">Iter 430/490</text:p>
      <text:p text:style-name="Standard">Iter 431/490</text:p>
      <text:p text:style-name="Standard">Iter 432/490</text:p>
      <text:p text:style-name="Standard">Iter 433/490</text:p>
      <text:p text:style-name="Standard">Iter 434/490</text:p>
      <text:p text:style-name="Standard">Iter 435/490</text:p>
      <text:p text:style-name="Standard">Iter 436/490</text:p>
      <text:p text:style-name="Standard">Iter 437/490</text:p>
      <text:p text:style-name="Standard">Iter 438/490</text:p>
      <text:p text:style-name="Standard">Iter 439/490</text:p>
      <text:p text:style-name="Standard">Iter 440/490</text:p>
      <text:p text:style-name="Standard">Iter 441/490</text:p>
      <text:p text:style-name="Standard">Iter 442/490</text:p>
      <text:p text:style-name="Standard">Iter 443/490</text:p>
      <text:p text:style-name="Standard">Iter 444/490</text:p>
      <text:p text:style-name="Standard">Iter 445/490</text:p>
      <text:p text:style-name="Standard">Iter 446/490</text:p>
      <text:p text:style-name="Standard">Iter 447/490</text:p>
      <text:p text:style-name="Standard">Iter 448/490</text:p>
      <text:p text:style-name="Standard">Iter 449/490</text:p>
      <text:p text:style-name="Standard">Iter 450/490</text:p>
      <text:p text:style-name="Standard"><text:soft-page-break/>Iter 451/490</text:p>
      <text:p text:style-name="Standard">Iter 452/490</text:p>
      <text:p text:style-name="Standard">Iter 453/490</text:p>
      <text:p text:style-name="Standard">Iter 454/490</text:p>
      <text:p text:style-name="Standard">Iter 455/490</text:p>
      <text:p text:style-name="Standard">Iter 456/490</text:p>
      <text:p text:style-name="Standard">Iter 457/490</text:p>
      <text:p text:style-name="Standard">Iter 458/490</text:p>
      <text:p text:style-name="Standard">Iter 459/490</text:p>
      <text:p text:style-name="Standard">Iter 460/490</text:p>
      <text:p text:style-name="Standard">Iter 461/490</text:p>
      <text:p text:style-name="Standard">Iter 462/490</text:p>
      <text:p text:style-name="Standard">Iter 463/490</text:p>
      <text:p text:style-name="Standard">Iter 464/490</text:p>
      <text:p text:style-name="Standard">Iter 465/490</text:p>
      <text:p text:style-name="Standard">Iter 466/490</text:p>
      <text:p text:style-name="Standard">Iter 467/490</text:p>
      <text:p text:style-name="Standard">Iter 468/490</text:p>
      <text:p text:style-name="Standard">Iter 469/490</text:p>
      <text:p text:style-name="Standard">Iter 470/490</text:p>
      <text:p text:style-name="Standard">Iter 471/490</text:p>
      <text:p text:style-name="Standard">Iter 472/490</text:p>
      <text:p text:style-name="Standard">Iter 473/490</text:p>
      <text:p text:style-name="Standard">Iter 474/490</text:p>
      <text:p text:style-name="Standard">Iter 475/490</text:p>
      <text:p text:style-name="Standard">Iter 476/490</text:p>
      <text:p text:style-name="Standard">Iter 477/490</text:p>
      <text:p text:style-name="Standard">Iter 478/490</text:p>
      <text:p text:style-name="Standard">Iter 479/490</text:p>
      <text:p text:style-name="Standard">Iter 480/490</text:p>
      <text:p text:style-name="Standard">Iter 481/490</text:p>
      <text:p text:style-name="Standard">Iter 482/490</text:p>
      <text:p text:style-name="Standard">Iter 483/490</text:p>
      <text:p text:style-name="Standard">Iter 484/490</text:p>
      <text:p text:style-name="Standard">Iter 485/490</text:p>
      <text:p text:style-name="Standard">Iter 486/490</text:p>
      <text:p text:style-name="Standard">Iter 487/490</text:p>
      <text:p text:style-name="Standard">Iter 488/490</text:p>
      <text:p text:style-name="Standard">Iter 489/490</text:p>
      <text:p text:style-name="Standard">processing ./dtu_dataset/scan1, ref-view00, photo/geo/final-mask:0.76884765625/0.745166015625/0.720361328125</text:p>
      <text:p text:style-name="Standard">valid_points 0.720361328125</text:p>
      <text:p text:style-name="Standard">processing ./dtu_dataset/scan1, ref-view01, photo/geo/final-mask:0.8646484375/0.89208984375/0.842529296875</text:p>
      <text:p text:style-name="Standard">valid_points 0.842529296875</text:p>
      <text:p text:style-name="Standard">processing ./dtu_dataset/scan1, ref-view02, photo/geo/final-mask:0.869677734375/0.880517578125/0.838916015625</text:p>
      <text:p text:style-name="Standard">valid_points 0.838916015625</text:p>
      <text:p text:style-name="Standard">processing ./dtu_dataset/scan1, ref-view03, photo/geo/final-mask:0.855859375/0.863037109375/0.823876953125</text:p>
      <text:p text:style-name="Standard">valid_points 0.823876953125</text:p>
      <text:p text:style-name="Standard"><text:soft-page-break/>processing ./dtu_dataset/scan1, ref-view04, photo/geo/final-mask:0.7478515625/0.70380859375/0.676025390625</text:p>
      <text:p text:style-name="Standard">valid_points 0.676025390625</text:p>
      <text:p text:style-name="Standard">processing ./dtu_dataset/scan1, ref-view05, photo/geo/final-mask:0.79853515625/0.785693359375/0.754296875</text:p>
      <text:p text:style-name="Standard">valid_points 0.754296875</text:p>
      <text:p text:style-name="Standard">processing ./dtu_dataset/scan1, ref-view06, photo/geo/final-mask:0.853466796875/0.88720703125/0.8421875</text:p>
      <text:p text:style-name="Standard">valid_points 0.8421875</text:p>
      <text:p text:style-name="Standard">processing ./dtu_dataset/scan1, ref-view07, photo/geo/final-mask:0.86689453125/0.873193359375/0.8390625</text:p>
      <text:p text:style-name="Standard">valid_points 0.8390625</text:p>
      <text:p text:style-name="Standard">processing ./dtu_dataset/scan1, ref-view08, photo/geo/final-mask:0.87197265625/0.886572265625/0.85546875</text:p>
      <text:p text:style-name="Standard">valid_points 0.85546875</text:p>
      <text:p text:style-name="Standard">processing ./dtu_dataset/scan1, ref-view09, photo/geo/final-mask:0.85869140625/0.894873046875/0.8447265625</text:p>
      <text:p text:style-name="Standard">valid_points 0.8447265625</text:p>
      <text:p text:style-name="Standard">processing ./dtu_dataset/scan1, ref-view10, photo/geo/final-mask:0.861572265625/0.900537109375/0.845166015625</text:p>
      <text:p text:style-name="Standard">valid_points 0.845166015625</text:p>
      <text:p text:style-name="Standard">processing ./dtu_dataset/scan1, ref-view11, photo/geo/final-mask:0.762744140625/0.772265625/0.72607421875</text:p>
      <text:p text:style-name="Standard">valid_points 0.72607421875</text:p>
      <text:p text:style-name="Standard">processing ./dtu_dataset/scan1, ref-view12, photo/geo/final-mask:0.83271484375/0.864306640625/0.81669921875</text:p>
      <text:p text:style-name="Standard">valid_points 0.81669921875</text:p>
      <text:p text:style-name="Standard">processing ./dtu_dataset/scan1, ref-view13, photo/geo/final-mask:0.831396484375/0.865625/0.821630859375</text:p>
      <text:p text:style-name="Standard">valid_points 0.821630859375</text:p>
      <text:p text:style-name="Standard">processing ./dtu_dataset/scan1, ref-view14, photo/geo/final-mask:0.8078125/0.830615234375/0.79921875</text:p>
      <text:p text:style-name="Standard">valid_points 0.79921875</text:p>
      <text:p text:style-name="Standard">processing ./dtu_dataset/scan1, ref-view15, photo/geo/final-mask:0.819580078125/0.844580078125/0.81103515625</text:p>
      <text:p text:style-name="Standard">valid_points 0.81103515625</text:p>
      <text:p text:style-name="Standard">processing ./dtu_dataset/scan1, ref-view16, photo/geo/final-mask:0.837890625/0.8494140625/0.818701171875</text:p>
      <text:p text:style-name="Standard">valid_points 0.818701171875</text:p>
      <text:p text:style-name="Standard">processing ./dtu_dataset/scan1, ref-view17, photo/geo/final-mask:0.83515625/0.868212890625/0.822509765625</text:p>
      <text:p text:style-name="Standard">valid_points 0.822509765625</text:p>
      <text:p text:style-name="Standard">processing ./dtu_dataset/scan1, ref-view18, photo/geo/final-mask:0.8244140625/0.833056640625/0.790283203125</text:p>
      <text:p text:style-name="Standard">valid_points 0.790283203125</text:p>
      <text:p text:style-name="Standard">processing ./dtu_dataset/scan1, ref-view19, photo/geo/final-mask:0.73564453125/0.74375/0.69775390625</text:p>
      <text:p text:style-name="Standard">valid_points 0.69775390625</text:p>
      <text:p text:style-name="Standard">processing ./dtu_dataset/scan1, ref-view20, photo/geo/final-mask:0.8111328125/0.799072265625/0.763037109375</text:p>
      <text:p text:style-name="Standard">valid_points 0.763037109375</text:p>
      <text:p text:style-name="Standard"><text:soft-page-break/>processing ./dtu_dataset/scan1, ref-view21, photo/geo/final-mask:0.790625/0.805712890625/0.7638671875</text:p>
      <text:p text:style-name="Standard">valid_points 0.7638671875</text:p>
      <text:p text:style-name="Standard">processing ./dtu_dataset/scan1, ref-view22, photo/geo/final-mask:0.785009765625/0.791650390625/0.75478515625</text:p>
      <text:p text:style-name="Standard">valid_points 0.75478515625</text:p>
      <text:p text:style-name="Standard">processing ./dtu_dataset/scan1, ref-view23, photo/geo/final-mask:0.76171875/0.78388671875/0.743603515625</text:p>
      <text:p text:style-name="Standard">valid_points 0.743603515625</text:p>
      <text:p text:style-name="Standard">processing ./dtu_dataset/scan1, ref-view24, photo/geo/final-mask:0.747021484375/0.7826171875/0.741064453125</text:p>
      <text:p text:style-name="Standard">valid_points 0.741064453125</text:p>
      <text:p text:style-name="Standard">processing ./dtu_dataset/scan1, ref-view25, photo/geo/final-mask:0.76591796875/0.798876953125/0.756494140625</text:p>
      <text:p text:style-name="Standard">valid_points 0.756494140625</text:p>
      <text:p text:style-name="Standard">processing ./dtu_dataset/scan1, ref-view26, photo/geo/final-mask:0.786474609375/0.82392578125/0.773583984375</text:p>
      <text:p text:style-name="Standard">valid_points 0.773583984375</text:p>
      <text:p text:style-name="Standard">processing ./dtu_dataset/scan1, ref-view27, photo/geo/final-mask:0.7744140625/0.806787109375/0.75859375</text:p>
      <text:p text:style-name="Standard">valid_points 0.75859375</text:p>
      <text:p text:style-name="Standard">processing ./dtu_dataset/scan1, ref-view28, photo/geo/final-mask:0.663623046875/0.653173828125/0.607666015625</text:p>
      <text:p text:style-name="Standard">valid_points 0.607666015625</text:p>
      <text:p text:style-name="Standard">processing ./dtu_dataset/scan1, ref-view29, photo/geo/final-mask:0.676123046875/0.736962890625/0.668017578125</text:p>
      <text:p text:style-name="Standard">valid_points 0.668017578125</text:p>
      <text:p text:style-name="Standard">processing ./dtu_dataset/scan1, ref-view30, photo/geo/final-mask:0.69208984375/0.740380859375/0.67841796875</text:p>
      <text:p text:style-name="Standard">valid_points 0.67841796875</text:p>
      <text:p text:style-name="Standard">processing ./dtu_dataset/scan1, ref-view31, photo/geo/final-mask:0.687158203125/0.73359375/0.677734375</text:p>
      <text:p text:style-name="Standard">valid_points 0.677734375</text:p>
      <text:p text:style-name="Standard">processing ./dtu_dataset/scan1, ref-view32, photo/geo/final-mask:0.66689453125/0.708349609375/0.6580078125</text:p>
      <text:p text:style-name="Standard">valid_points 0.6580078125</text:p>
      <text:p text:style-name="Standard">processing ./dtu_dataset/scan1, ref-view33, photo/geo/final-mask:0.674462890625/0.712109375/0.65849609375</text:p>
      <text:p text:style-name="Standard">valid_points 0.65849609375</text:p>
      <text:p text:style-name="Standard">processing ./dtu_dataset/scan1, ref-view34, photo/geo/final-mask:0.692529296875/0.7296875/0.670947265625</text:p>
      <text:p text:style-name="Standard">valid_points 0.670947265625</text:p>
      <text:p text:style-name="Standard">processing ./dtu_dataset/scan1, ref-view35, photo/geo/final-mask:0.686669921875/0.730615234375/0.67080078125</text:p>
      <text:p text:style-name="Standard">valid_points 0.67080078125</text:p>
      <text:p text:style-name="Standard">processing ./dtu_dataset/scan1, ref-view36, photo/geo/final-mask:0.709228515625/0.743896484375/0.68876953125</text:p>
      <text:p text:style-name="Standard">valid_points 0.68876953125</text:p>
      <text:p text:style-name="Standard">processing ./dtu_dataset/scan1, ref-view37, photo/geo/final-mask:0.69921875/0.722705078125/0.67265625</text:p>
      <text:p text:style-name="Standard">valid_points 0.67265625</text:p>
      <text:p text:style-name="Standard"><text:soft-page-break/>processing ./dtu_dataset/scan1, ref-view38, photo/geo/final-mask:0.58330078125/0.605224609375/0.567138671875</text:p>
      <text:p text:style-name="Standard">valid_points 0.567138671875</text:p>
      <text:p text:style-name="Standard">processing ./dtu_dataset/scan1, ref-view39, photo/geo/final-mask:0.622314453125/0.64443359375/0.60166015625</text:p>
      <text:p text:style-name="Standard">valid_points 0.60166015625</text:p>
      <text:p text:style-name="Standard">processing ./dtu_dataset/scan1, ref-view40, photo/geo/final-mask:0.626806640625/0.658349609375/0.6048828125</text:p>
      <text:p text:style-name="Standard">valid_points 0.6048828125</text:p>
      <text:p text:style-name="Standard">processing ./dtu_dataset/scan1, ref-view41, photo/geo/final-mask:0.606689453125/0.644384765625/0.59169921875</text:p>
      <text:p text:style-name="Standard">valid_points 0.59169921875</text:p>
      <text:p text:style-name="Standard">processing ./dtu_dataset/scan1, ref-view42, photo/geo/final-mask:0.61552734375/0.641748046875/0.593408203125</text:p>
      <text:p text:style-name="Standard">valid_points 0.593408203125</text:p>
      <text:p text:style-name="Standard">processing ./dtu_dataset/scan1, ref-view43, photo/geo/final-mask:0.609765625/0.6376953125/0.592724609375</text:p>
      <text:p text:style-name="Standard">valid_points 0.592724609375</text:p>
      <text:p text:style-name="Standard">processing ./dtu_dataset/scan1, ref-view44, photo/geo/final-mask:0.611572265625/0.63525390625/0.591845703125</text:p>
      <text:p text:style-name="Standard">valid_points 0.591845703125</text:p>
      <text:p text:style-name="Standard">processing ./dtu_dataset/scan1, ref-view45, photo/geo/final-mask:0.620068359375/0.645166015625/0.597998046875</text:p>
      <text:p text:style-name="Standard">valid_points 0.597998046875</text:p>
      <text:p text:style-name="Standard">processing ./dtu_dataset/scan1, ref-view46, photo/geo/final-mask:0.62021484375/0.66171875/0.60751953125</text:p>
      <text:p text:style-name="Standard">valid_points 0.60751953125</text:p>
      <text:p text:style-name="Standard">processing ./dtu_dataset/scan1, ref-view47, photo/geo/final-mask:0.61240234375/0.654248046875/0.5970703125</text:p>
      <text:p text:style-name="Standard">valid_points 0.5970703125</text:p>
      <text:p text:style-name="Standard">processing ./dtu_dataset/scan1, ref-view48, photo/geo/final-mask:0.597265625/0.6205078125/0.57431640625</text:p>
      <text:p text:style-name="Standard">valid_points 0.57431640625</text:p>
      <text:p text:style-name="Standard">saving the final model to ./outputs/mvs001_l3.ply</text:p>
      <text:p text:style-name="Standard">processing ./dtu_dataset/scan2, ref-view00, photo/geo/final-mask:0.722705078125/0.67861328125/0.6548828125</text:p>
      <text:p text:style-name="Standard">valid_points 0.6548828125</text:p>
      <text:p text:style-name="Standard">processing ./dtu_dataset/scan2, ref-view01, photo/geo/final-mask:0.856640625/0.808251953125/0.76513671875</text:p>
      <text:p text:style-name="Standard">valid_points 0.76513671875</text:p>
      <text:p text:style-name="Standard">processing ./dtu_dataset/scan2, ref-view02, photo/geo/final-mask:0.8193359375/0.811767578125/0.77060546875</text:p>
      <text:p text:style-name="Standard">valid_points 0.77060546875</text:p>
      <text:p text:style-name="Standard">processing ./dtu_dataset/scan2, ref-view03, photo/geo/final-mask:0.81982421875/0.81865234375/0.773876953125</text:p>
      <text:p text:style-name="Standard">valid_points 0.773876953125</text:p>
      <text:p text:style-name="Standard">processing ./dtu_dataset/scan2, ref-view04, photo/geo/final-mask:0.726513671875/0.63759765625/0.610009765625</text:p>
      <text:p text:style-name="Standard">valid_points 0.610009765625</text:p>
      <text:p text:style-name="Standard">processing ./dtu_dataset/scan2, ref-view05, photo/geo/final-mask:0.76630859375/0.7228515625/0.68466796875</text:p>
      <text:p text:style-name="Standard">valid_points 0.68466796875</text:p>
      <text:p text:style-name="Standard"><text:soft-page-break/>processing ./dtu_dataset/scan2, ref-view06, photo/geo/final-mask:0.807470703125/0.85703125/0.791650390625</text:p>
      <text:p text:style-name="Standard">valid_points 0.791650390625</text:p>
      <text:p text:style-name="Standard">processing ./dtu_dataset/scan2, ref-view07, photo/geo/final-mask:0.825244140625/0.838037109375/0.796337890625</text:p>
      <text:p text:style-name="Standard">valid_points 0.796337890625</text:p>
      <text:p text:style-name="Standard">processing ./dtu_dataset/scan2, ref-view08, photo/geo/final-mask:0.823974609375/0.835595703125/0.80146484375</text:p>
      <text:p text:style-name="Standard">valid_points 0.80146484375</text:p>
      <text:p text:style-name="Standard">processing ./dtu_dataset/scan2, ref-view09, photo/geo/final-mask:0.826220703125/0.832666015625/0.78232421875</text:p>
      <text:p text:style-name="Standard">valid_points 0.78232421875</text:p>
      <text:p text:style-name="Standard">processing ./dtu_dataset/scan2, ref-view10, photo/geo/final-mask:0.810498046875/0.832470703125/0.774609375</text:p>
      <text:p text:style-name="Standard">valid_points 0.774609375</text:p>
      <text:p text:style-name="Standard">processing ./dtu_dataset/scan2, ref-view11, photo/geo/final-mask:0.711083984375/0.71767578125/0.676953125</text:p>
      <text:p text:style-name="Standard">valid_points 0.676953125</text:p>
      <text:p text:style-name="Standard">processing ./dtu_dataset/scan2, ref-view12, photo/geo/final-mask:0.76953125/0.791748046875/0.7390625</text:p>
      <text:p text:style-name="Standard">valid_points 0.7390625</text:p>
      <text:p text:style-name="Standard">processing ./dtu_dataset/scan2, ref-view13, photo/geo/final-mask:0.750830078125/0.793115234375/0.742724609375</text:p>
      <text:p text:style-name="Standard">valid_points 0.742724609375</text:p>
      <text:p text:style-name="Standard">processing ./dtu_dataset/scan2, ref-view14, photo/geo/final-mask:0.7693359375/0.776611328125/0.743408203125</text:p>
      <text:p text:style-name="Standard">valid_points 0.743408203125</text:p>
      <text:p text:style-name="Standard">processing ./dtu_dataset/scan2, ref-view15, photo/geo/final-mask:0.784375/0.80478515625/0.775732421875</text:p>
      <text:p text:style-name="Standard">valid_points 0.775732421875</text:p>
      <text:p text:style-name="Standard">processing ./dtu_dataset/scan2, ref-view16, photo/geo/final-mask:0.813232421875/0.832861328125/0.79248046875</text:p>
      <text:p text:style-name="Standard">valid_points 0.79248046875</text:p>
      <text:p text:style-name="Standard">processing ./dtu_dataset/scan2, ref-view17, photo/geo/final-mask:0.7912109375/0.82998046875/0.77001953125</text:p>
      <text:p text:style-name="Standard">valid_points 0.77001953125</text:p>
      <text:p text:style-name="Standard">processing ./dtu_dataset/scan2, ref-view18, photo/geo/final-mask:0.754248046875/0.767822265625/0.71357421875</text:p>
      <text:p text:style-name="Standard">valid_points 0.71357421875</text:p>
      <text:p text:style-name="Standard">processing ./dtu_dataset/scan2, ref-view19, photo/geo/final-mask:0.678369140625/0.682177734375/0.635302734375</text:p>
      <text:p text:style-name="Standard">valid_points 0.635302734375</text:p>
      <text:p text:style-name="Standard">processing ./dtu_dataset/scan2, ref-view20, photo/geo/final-mask:0.772705078125/0.7580078125/0.709814453125</text:p>
      <text:p text:style-name="Standard">valid_points 0.709814453125</text:p>
      <text:p text:style-name="Standard">processing ./dtu_dataset/scan2, ref-view21, photo/geo/final-mask:0.7568359375/0.77646484375/0.72158203125</text:p>
      <text:p text:style-name="Standard">valid_points 0.72158203125</text:p>
      <text:p text:style-name="Standard">processing ./dtu_dataset/scan2, ref-view22, photo/geo/final-mask:0.76357421875/0.771728515625/0.735498046875</text:p>
      <text:p text:style-name="Standard">valid_points 0.735498046875</text:p>
      <text:p text:style-name="Standard"><text:soft-page-break/>processing ./dtu_dataset/scan2, ref-view23, photo/geo/final-mask:0.73388671875/0.749853515625/0.7177734375</text:p>
      <text:p text:style-name="Standard">valid_points 0.7177734375</text:p>
      <text:p text:style-name="Standard">processing ./dtu_dataset/scan2, ref-view24, photo/geo/final-mask:0.71142578125/0.736328125/0.704345703125</text:p>
      <text:p text:style-name="Standard">valid_points 0.704345703125</text:p>
      <text:p text:style-name="Standard">processing ./dtu_dataset/scan2, ref-view25, photo/geo/final-mask:0.71650390625/0.742724609375/0.703955078125</text:p>
      <text:p text:style-name="Standard">valid_points 0.703955078125</text:p>
      <text:p text:style-name="Standard">processing ./dtu_dataset/scan2, ref-view26, photo/geo/final-mask:0.719775390625/0.751953125/0.699072265625</text:p>
      <text:p text:style-name="Standard">valid_points 0.699072265625</text:p>
      <text:p text:style-name="Standard">processing ./dtu_dataset/scan2, ref-view27, photo/geo/final-mask:0.71630859375/0.74677734375/0.698779296875</text:p>
      <text:p text:style-name="Standard">valid_points 0.698779296875</text:p>
      <text:p text:style-name="Standard">processing ./dtu_dataset/scan2, ref-view28, photo/geo/final-mask:0.6462890625/0.644189453125/0.59755859375</text:p>
      <text:p text:style-name="Standard">valid_points 0.59755859375</text:p>
      <text:p text:style-name="Standard">processing ./dtu_dataset/scan2, ref-view29, photo/geo/final-mask:0.65966796875/0.721337890625/0.65234375</text:p>
      <text:p text:style-name="Standard">valid_points 0.65234375</text:p>
      <text:p text:style-name="Standard">processing ./dtu_dataset/scan2, ref-view30, photo/geo/final-mask:0.658935546875/0.71474609375/0.649072265625</text:p>
      <text:p text:style-name="Standard">valid_points 0.649072265625</text:p>
      <text:p text:style-name="Standard">processing ./dtu_dataset/scan2, ref-view31, photo/geo/final-mask:0.66142578125/0.7130859375/0.651708984375</text:p>
      <text:p text:style-name="Standard">valid_points 0.651708984375</text:p>
      <text:p text:style-name="Standard">processing ./dtu_dataset/scan2, ref-view32, photo/geo/final-mask:0.656201171875/0.7046875/0.64482421875</text:p>
      <text:p text:style-name="Standard">valid_points 0.64482421875</text:p>
      <text:p text:style-name="Standard">processing ./dtu_dataset/scan2, ref-view33, photo/geo/final-mask:0.664306640625/0.718701171875/0.6525390625</text:p>
      <text:p text:style-name="Standard">valid_points 0.6525390625</text:p>
      <text:p text:style-name="Standard">processing ./dtu_dataset/scan2, ref-view34, photo/geo/final-mask:0.6748046875/0.733935546875/0.65888671875</text:p>
      <text:p text:style-name="Standard">valid_points 0.65888671875</text:p>
      <text:p text:style-name="Standard">processing ./dtu_dataset/scan2, ref-view35, photo/geo/final-mask:0.6693359375/0.722998046875/0.656298828125</text:p>
      <text:p text:style-name="Standard">valid_points 0.656298828125</text:p>
      <text:p text:style-name="Standard">processing ./dtu_dataset/scan2, ref-view36, photo/geo/final-mask:0.66513671875/0.719140625/0.6458984375</text:p>
      <text:p text:style-name="Standard">valid_points 0.6458984375</text:p>
      <text:p text:style-name="Standard">processing ./dtu_dataset/scan2, ref-view37, photo/geo/final-mask:0.646728515625/0.681884765625/0.622021484375</text:p>
      <text:p text:style-name="Standard">valid_points 0.622021484375</text:p>
      <text:p text:style-name="Standard">processing ./dtu_dataset/scan2, ref-view38, photo/geo/final-mask:0.548828125/0.544482421875/0.503662109375</text:p>
      <text:p text:style-name="Standard">valid_points 0.503662109375</text:p>
      <text:p text:style-name="Standard">processing ./dtu_dataset/scan2, ref-view39, photo/geo/final-mask:0.598095703125/0.607080078125/0.5580078125</text:p>
      <text:p text:style-name="Standard">valid_points 0.5580078125</text:p>
      <text:p text:style-name="Standard"><text:soft-page-break/>processing ./dtu_dataset/scan2, ref-view40, photo/geo/final-mask:0.591455078125/0.635693359375/0.56865234375</text:p>
      <text:p text:style-name="Standard">valid_points 0.56865234375</text:p>
      <text:p text:style-name="Standard">processing ./dtu_dataset/scan2, ref-view41, photo/geo/final-mask:0.613623046875/0.640087890625/0.583984375</text:p>
      <text:p text:style-name="Standard">valid_points 0.583984375</text:p>
      <text:p text:style-name="Standard">processing ./dtu_dataset/scan2, ref-view42, photo/geo/final-mask:0.6173828125/0.658544921875/0.589892578125</text:p>
      <text:p text:style-name="Standard">valid_points 0.589892578125</text:p>
      <text:p text:style-name="Standard">processing ./dtu_dataset/scan2, ref-view43, photo/geo/final-mask:0.610400390625/0.6578125/0.58623046875</text:p>
      <text:p text:style-name="Standard">valid_points 0.58623046875</text:p>
      <text:p text:style-name="Standard">processing ./dtu_dataset/scan2, ref-view44, photo/geo/final-mask:0.6005859375/0.645361328125/0.581494140625</text:p>
      <text:p text:style-name="Standard">valid_points 0.581494140625</text:p>
      <text:p text:style-name="Standard">processing ./dtu_dataset/scan2, ref-view45, photo/geo/final-mask:0.606982421875/0.6419921875/0.581201171875</text:p>
      <text:p text:style-name="Standard">valid_points 0.581201171875</text:p>
      <text:p text:style-name="Standard">processing ./dtu_dataset/scan2, ref-view46, photo/geo/final-mask:0.59833984375/0.64560546875/0.5828125</text:p>
      <text:p text:style-name="Standard">valid_points 0.5828125</text:p>
      <text:p text:style-name="Standard">processing ./dtu_dataset/scan2, ref-view47, photo/geo/final-mask:0.59609375/0.652490234375/0.5783203125</text:p>
      <text:p text:style-name="Standard">valid_points 0.5783203125</text:p>
      <text:p text:style-name="Standard">processing ./dtu_dataset/scan2, ref-view48, photo/geo/final-mask:0.581005859375/0.6115234375/0.555810546875</text:p>
      <text:p text:style-name="Standard">valid_points 0.555810546875</text:p>
      <text:p text:style-name="Standard">saving the final model to ./outputs/mvs002_l3.ply</text:p>
      <text:p text:style-name="Standard">processing ./dtu_dataset/scan3, ref-view00, photo/geo/final-mask:0.6095703125/0.5642578125/0.5171875</text:p>
      <text:p text:style-name="Standard">valid_points 0.5171875</text:p>
      <text:p text:style-name="Standard">processing ./dtu_dataset/scan3, ref-view01, photo/geo/final-mask:0.78701171875/0.730224609375/0.67275390625</text:p>
      <text:p text:style-name="Standard">valid_points 0.67275390625</text:p>
      <text:p text:style-name="Standard">processing ./dtu_dataset/scan3, ref-view02, photo/geo/final-mask:0.8080078125/0.80263671875/0.749951171875</text:p>
      <text:p text:style-name="Standard">valid_points 0.749951171875</text:p>
      <text:p text:style-name="Standard">processing ./dtu_dataset/scan3, ref-view03, photo/geo/final-mask:0.738232421875/0.719482421875/0.666064453125</text:p>
      <text:p text:style-name="Standard">valid_points 0.666064453125</text:p>
      <text:p text:style-name="Standard">processing ./dtu_dataset/scan3, ref-view04, photo/geo/final-mask:0.555908203125/0.478271484375/0.43525390625</text:p>
      <text:p text:style-name="Standard">valid_points 0.43525390625</text:p>
      <text:p text:style-name="Standard">processing ./dtu_dataset/scan3, ref-view05, photo/geo/final-mask:0.63095703125/0.57158203125/0.52607421875</text:p>
      <text:p text:style-name="Standard">valid_points 0.52607421875</text:p>
      <text:p text:style-name="Standard">processing ./dtu_dataset/scan3, ref-view06, photo/geo/final-mask:0.78369140625/0.786083984375/0.72529296875</text:p>
      <text:p text:style-name="Standard">valid_points 0.72529296875</text:p>
      <text:p text:style-name="Standard">processing ./dtu_dataset/scan3, ref-view07, photo/geo/final-mask:0.84775390625/0.85166015625/0.80869140625</text:p>
      <text:p text:style-name="Standard">valid_points 0.80869140625</text:p>
      <text:p text:style-name="Standard"><text:soft-page-break/>processing ./dtu_dataset/scan3, ref-view08, photo/geo/final-mask:0.888427734375/0.9021484375/0.863330078125</text:p>
      <text:p text:style-name="Standard">valid_points 0.863330078125</text:p>
      <text:p text:style-name="Standard">processing ./dtu_dataset/scan3, ref-view09, photo/geo/final-mask:0.827978515625/0.864453125/0.8044921875</text:p>
      <text:p text:style-name="Standard">valid_points 0.8044921875</text:p>
      <text:p text:style-name="Standard">processing ./dtu_dataset/scan3, ref-view10, photo/geo/final-mask:0.80107421875/0.79765625/0.741357421875</text:p>
      <text:p text:style-name="Standard">valid_points 0.741357421875</text:p>
      <text:p text:style-name="Standard">processing ./dtu_dataset/scan3, ref-view11, photo/geo/final-mask:0.668408203125/0.678125/0.6259765625</text:p>
      <text:p text:style-name="Standard">valid_points 0.6259765625</text:p>
      <text:p text:style-name="Standard">processing ./dtu_dataset/scan3, ref-view12, photo/geo/final-mask:0.812158203125/0.83134765625/0.78642578125</text:p>
      <text:p text:style-name="Standard">valid_points 0.78642578125</text:p>
      <text:p text:style-name="Standard">processing ./dtu_dataset/scan3, ref-view13, photo/geo/final-mask:0.8521484375/0.878173828125/0.831884765625</text:p>
      <text:p text:style-name="Standard">valid_points 0.831884765625</text:p>
      <text:p text:style-name="Standard">processing ./dtu_dataset/scan3, ref-view14, photo/geo/final-mask:0.885009765625/0.914453125/0.872314453125</text:p>
      <text:p text:style-name="Standard">valid_points 0.872314453125</text:p>
      <text:p text:style-name="Standard">processing ./dtu_dataset/scan3, ref-view15, photo/geo/final-mask:0.889892578125/0.92880859375/0.87666015625</text:p>
      <text:p text:style-name="Standard">valid_points 0.87666015625</text:p>
      <text:p text:style-name="Standard">processing ./dtu_dataset/scan3, ref-view16, photo/geo/final-mask:0.8720703125/0.89521484375/0.8501953125</text:p>
      <text:p text:style-name="Standard">valid_points 0.8501953125</text:p>
      <text:p text:style-name="Standard">processing ./dtu_dataset/scan3, ref-view17, photo/geo/final-mask:0.8119140625/0.83505859375/0.7814453125</text:p>
      <text:p text:style-name="Standard">valid_points 0.7814453125</text:p>
      <text:p text:style-name="Standard">processing ./dtu_dataset/scan3, ref-view18, photo/geo/final-mask:0.693505859375/0.68955078125/0.6298828125</text:p>
      <text:p text:style-name="Standard">valid_points 0.6298828125</text:p>
      <text:p text:style-name="Standard">processing ./dtu_dataset/scan3, ref-view19, photo/geo/final-mask:0.593310546875/0.592333984375/0.531005859375</text:p>
      <text:p text:style-name="Standard">valid_points 0.531005859375</text:p>
      <text:p text:style-name="Standard">processing ./dtu_dataset/scan3, ref-view20, photo/geo/final-mask:0.7625/0.773681640625/0.709326171875</text:p>
      <text:p text:style-name="Standard">valid_points 0.709326171875</text:p>
      <text:p text:style-name="Standard">processing ./dtu_dataset/scan3, ref-view21, photo/geo/final-mask:0.824072265625/0.849560546875/0.7970703125</text:p>
      <text:p text:style-name="Standard">valid_points 0.7970703125</text:p>
      <text:p text:style-name="Standard">processing ./dtu_dataset/scan3, ref-view22, photo/geo/final-mask:0.86572265625/0.897998046875/0.839892578125</text:p>
      <text:p text:style-name="Standard">valid_points 0.839892578125</text:p>
      <text:p text:style-name="Standard">processing ./dtu_dataset/scan3, ref-view23, photo/geo/final-mask:0.881982421875/0.9287109375/0.86923828125</text:p>
      <text:p text:style-name="Standard">valid_points 0.86923828125</text:p>
      <text:p text:style-name="Standard">processing ./dtu_dataset/scan3, ref-view24, photo/geo/final-mask:0.885546875/0.940185546875/0.87646484375</text:p>
      <text:p text:style-name="Standard">valid_points 0.87646484375</text:p>
      <text:p text:style-name="Standard"><text:soft-page-break/>processing ./dtu_dataset/scan3, ref-view25, photo/geo/final-mask:0.861279296875/0.9/0.848193359375</text:p>
      <text:p text:style-name="Standard">valid_points 0.848193359375</text:p>
      <text:p text:style-name="Standard">processing ./dtu_dataset/scan3, ref-view26, photo/geo/final-mask:0.836181640625/0.8732421875/0.82021484375</text:p>
      <text:p text:style-name="Standard">valid_points 0.82021484375</text:p>
      <text:p text:style-name="Standard">processing ./dtu_dataset/scan3, ref-view27, photo/geo/final-mask:0.793994140625/0.824951171875/0.774951171875</text:p>
      <text:p text:style-name="Standard">valid_points 0.774951171875</text:p>
      <text:p text:style-name="Standard">processing ./dtu_dataset/scan3, ref-view28, photo/geo/final-mask:0.709423828125/0.71513671875/0.64990234375</text:p>
      <text:p text:style-name="Standard">valid_points 0.64990234375</text:p>
      <text:p text:style-name="Standard">processing ./dtu_dataset/scan3, ref-view29, photo/geo/final-mask:0.798193359375/0.8599609375/0.78701171875</text:p>
      <text:p text:style-name="Standard">valid_points 0.78701171875</text:p>
      <text:p text:style-name="Standard">processing ./dtu_dataset/scan3, ref-view30, photo/geo/final-mask:0.843212890625/0.89912109375/0.828564453125</text:p>
      <text:p text:style-name="Standard">valid_points 0.828564453125</text:p>
      <text:p text:style-name="Standard">processing ./dtu_dataset/scan3, ref-view31, photo/geo/final-mask:0.87255859375/0.937890625/0.863720703125</text:p>
      <text:p text:style-name="Standard">valid_points 0.863720703125</text:p>
      <text:p text:style-name="Standard">processing ./dtu_dataset/scan3, ref-view32, photo/geo/final-mask:0.897509765625/0.9578125/0.88818359375</text:p>
      <text:p text:style-name="Standard">valid_points 0.88818359375</text:p>
      <text:p text:style-name="Standard">processing ./dtu_dataset/scan3, ref-view33, photo/geo/final-mask:0.90810546875/0.961328125/0.896533203125</text:p>
      <text:p text:style-name="Standard">valid_points 0.896533203125</text:p>
      <text:p text:style-name="Standard">processing ./dtu_dataset/scan3, ref-view34, photo/geo/final-mask:0.887939453125/0.941650390625/0.874169921875</text:p>
      <text:p text:style-name="Standard">valid_points 0.874169921875</text:p>
      <text:p text:style-name="Standard">processing ./dtu_dataset/scan3, ref-view35, photo/geo/final-mask:0.853515625/0.91826171875/0.838623046875</text:p>
      <text:p text:style-name="Standard">valid_points 0.838623046875</text:p>
      <text:p text:style-name="Standard">processing ./dtu_dataset/scan3, ref-view36, photo/geo/final-mask:0.802099609375/0.862939453125/0.783642578125</text:p>
      <text:p text:style-name="Standard">valid_points 0.783642578125</text:p>
      <text:p text:style-name="Standard">processing ./dtu_dataset/scan3, ref-view37, photo/geo/final-mask:0.712451171875/0.739501953125/0.662451171875</text:p>
      <text:p text:style-name="Standard">valid_points 0.662451171875</text:p>
      <text:p text:style-name="Standard">processing ./dtu_dataset/scan3, ref-view38, photo/geo/final-mask:0.54150390625/0.51708984375/0.444921875</text:p>
      <text:p text:style-name="Standard">valid_points 0.444921875</text:p>
      <text:p text:style-name="Standard">processing ./dtu_dataset/scan3, ref-view39, photo/geo/final-mask:0.685693359375/0.7140625/0.63193359375</text:p>
      <text:p text:style-name="Standard">valid_points 0.63193359375</text:p>
      <text:p text:style-name="Standard">processing ./dtu_dataset/scan3, ref-view40, photo/geo/final-mask:0.75703125/0.82685546875/0.731689453125</text:p>
      <text:p text:style-name="Standard">valid_points 0.731689453125</text:p>
      <text:p text:style-name="Standard">processing ./dtu_dataset/scan3, ref-view41, photo/geo/final-mask:0.8169921875/0.89052734375/0.80244140625</text:p>
      <text:p text:style-name="Standard">valid_points 0.80244140625</text:p>
      <text:p text:style-name="Standard"><text:soft-page-break/>processing ./dtu_dataset/scan3, ref-view42, photo/geo/final-mask:0.858740234375/0.923583984375/0.846484375</text:p>
      <text:p text:style-name="Standard">valid_points 0.846484375</text:p>
      <text:p text:style-name="Standard">processing ./dtu_dataset/scan3, ref-view43, photo/geo/final-mask:0.8888671875/0.94521484375/0.871923828125</text:p>
      <text:p text:style-name="Standard">valid_points 0.871923828125</text:p>
      <text:p text:style-name="Standard">processing ./dtu_dataset/scan3, ref-view44, photo/geo/final-mask:0.893408203125/0.92978515625/0.866650390625</text:p>
      <text:p text:style-name="Standard">valid_points 0.866650390625</text:p>
      <text:p text:style-name="Standard">processing ./dtu_dataset/scan3, ref-view45, photo/geo/final-mask:0.86416015625/0.922607421875/0.846435546875</text:p>
      <text:p text:style-name="Standard">valid_points 0.846435546875</text:p>
      <text:p text:style-name="Standard">processing ./dtu_dataset/scan3, ref-view46, photo/geo/final-mask:0.831591796875/0.89091796875/0.81435546875</text:p>
      <text:p text:style-name="Standard">valid_points 0.81435546875</text:p>
      <text:p text:style-name="Standard">processing ./dtu_dataset/scan3, ref-view47, photo/geo/final-mask:0.783349609375/0.841943359375/0.759326171875</text:p>
      <text:p text:style-name="Standard">valid_points 0.759326171875</text:p>
      <text:p text:style-name="Standard">processing ./dtu_dataset/scan3, ref-view48, photo/geo/final-mask:0.71181640625/0.721533203125/0.65380859375</text:p>
      <text:p text:style-name="Standard">valid_points 0.65380859375</text:p>
      <text:p text:style-name="Standard">saving the final model to ./outputs/mvs003_l3.ply</text:p>
      <text:p text:style-name="Standard">processing ./dtu_dataset/scan5, ref-view00, photo/geo/final-mask:0.6955078125/0.70400390625/0.66376953125</text:p>
      <text:p text:style-name="Standard">valid_points 0.66376953125</text:p>
      <text:p text:style-name="Standard">processing ./dtu_dataset/scan5, ref-view01, photo/geo/final-mask:0.819091796875/0.8458984375/0.784326171875</text:p>
      <text:p text:style-name="Standard">valid_points 0.784326171875</text:p>
      <text:p text:style-name="Standard">processing ./dtu_dataset/scan5, ref-view02, photo/geo/final-mask:0.824169921875/0.832958984375/0.779345703125</text:p>
      <text:p text:style-name="Standard">valid_points 0.779345703125</text:p>
      <text:p text:style-name="Standard">processing ./dtu_dataset/scan5, ref-view03, photo/geo/final-mask:0.836083984375/0.808251953125/0.746533203125</text:p>
      <text:p text:style-name="Standard">valid_points 0.746533203125</text:p>
      <text:p text:style-name="Standard">processing ./dtu_dataset/scan5, ref-view04, photo/geo/final-mask:0.712890625/0.67275390625/0.625439453125</text:p>
      <text:p text:style-name="Standard">valid_points 0.625439453125</text:p>
      <text:p text:style-name="Standard">processing ./dtu_dataset/scan5, ref-view05, photo/geo/final-mask:0.73623046875/0.73203125/0.67734375</text:p>
      <text:p text:style-name="Standard">valid_points 0.67734375</text:p>
      <text:p text:style-name="Standard">processing ./dtu_dataset/scan5, ref-view06, photo/geo/final-mask:0.8263671875/0.857080078125/0.78935546875</text:p>
      <text:p text:style-name="Standard">valid_points 0.78935546875</text:p>
      <text:p text:style-name="Standard">processing ./dtu_dataset/scan5, ref-view07, photo/geo/final-mask:0.847900390625/0.855712890625/0.797314453125</text:p>
      <text:p text:style-name="Standard">valid_points 0.797314453125</text:p>
      <text:p text:style-name="Standard">processing ./dtu_dataset/scan5, ref-view08, photo/geo/final-mask:0.841015625/0.858056640625/0.811181640625</text:p>
      <text:p text:style-name="Standard">valid_points 0.811181640625</text:p>
      <text:p text:style-name="Standard">processing ./dtu_dataset/scan5, ref-view09, photo/geo/final-mask:0.813671875/0.86123046875/0.78896484375</text:p>
      <text:p text:style-name="Standard">valid_points 0.78896484375</text:p>
      <text:p text:style-name="Standard"><text:soft-page-break/>processing ./dtu_dataset/scan5, ref-view10, photo/geo/final-mask:0.79833984375/0.849462890625/0.774560546875</text:p>
      <text:p text:style-name="Standard">valid_points 0.774560546875</text:p>
      <text:p text:style-name="Standard">processing ./dtu_dataset/scan5, ref-view11, photo/geo/final-mask:0.659521484375/0.686083984375/0.622412109375</text:p>
      <text:p text:style-name="Standard">valid_points 0.622412109375</text:p>
      <text:p text:style-name="Standard">processing ./dtu_dataset/scan5, ref-view12, photo/geo/final-mask:0.731201171875/0.80224609375/0.715625</text:p>
      <text:p text:style-name="Standard">valid_points 0.715625</text:p>
      <text:p text:style-name="Standard">processing ./dtu_dataset/scan5, ref-view13, photo/geo/final-mask:0.7482421875/0.8162109375/0.734130859375</text:p>
      <text:p text:style-name="Standard">valid_points 0.734130859375</text:p>
      <text:p text:style-name="Standard">processing ./dtu_dataset/scan5, ref-view14, photo/geo/final-mask:0.764990234375/0.8107421875/0.7541015625</text:p>
      <text:p text:style-name="Standard">valid_points 0.7541015625</text:p>
      <text:p text:style-name="Standard">processing ./dtu_dataset/scan5, ref-view15, photo/geo/final-mask:0.777294921875/0.819873046875/0.763525390625</text:p>
      <text:p text:style-name="Standard">valid_points 0.763525390625</text:p>
      <text:p text:style-name="Standard">processing ./dtu_dataset/scan5, ref-view16, photo/geo/final-mask:0.7951171875/0.82490234375/0.7697265625</text:p>
      <text:p text:style-name="Standard">valid_points 0.7697265625</text:p>
      <text:p text:style-name="Standard">processing ./dtu_dataset/scan5, ref-view17, photo/geo/final-mask:0.801220703125/0.831396484375/0.76796875</text:p>
      <text:p text:style-name="Standard">valid_points 0.76796875</text:p>
      <text:p text:style-name="Standard">processing ./dtu_dataset/scan5, ref-view18, photo/geo/final-mask:0.75654296875/0.773974609375/0.71513671875</text:p>
      <text:p text:style-name="Standard">valid_points 0.71513671875</text:p>
      <text:p text:style-name="Standard">processing ./dtu_dataset/scan5, ref-view19, photo/geo/final-mask:0.636083984375/0.65498046875/0.58505859375</text:p>
      <text:p text:style-name="Standard">valid_points 0.58505859375</text:p>
      <text:p text:style-name="Standard">processing ./dtu_dataset/scan5, ref-view20, photo/geo/final-mask:0.73798828125/0.7337890625/0.66826171875</text:p>
      <text:p text:style-name="Standard">valid_points 0.66826171875</text:p>
      <text:p text:style-name="Standard">processing ./dtu_dataset/scan5, ref-view21, photo/geo/final-mask:0.744189453125/0.7611328125/0.69638671875</text:p>
      <text:p text:style-name="Standard">valid_points 0.69638671875</text:p>
      <text:p text:style-name="Standard">processing ./dtu_dataset/scan5, ref-view22, photo/geo/final-mask:0.732763671875/0.750244140625/0.692724609375</text:p>
      <text:p text:style-name="Standard">valid_points 0.692724609375</text:p>
      <text:p text:style-name="Standard">processing ./dtu_dataset/scan5, ref-view23, photo/geo/final-mask:0.697607421875/0.749853515625/0.676953125</text:p>
      <text:p text:style-name="Standard">valid_points 0.676953125</text:p>
      <text:p text:style-name="Standard">processing ./dtu_dataset/scan5, ref-view24, photo/geo/final-mask:0.690380859375/0.747607421875/0.676025390625</text:p>
      <text:p text:style-name="Standard">valid_points 0.676025390625</text:p>
      <text:p text:style-name="Standard">processing ./dtu_dataset/scan5, ref-view25, photo/geo/final-mask:0.67685546875/0.744677734375/0.667529296875</text:p>
      <text:p text:style-name="Standard">valid_points 0.667529296875</text:p>
      <text:p text:style-name="Standard">processing ./dtu_dataset/scan5, ref-view26, photo/geo/final-mask:0.6755859375/0.733935546875/0.651708984375</text:p>
      <text:p text:style-name="Standard">valid_points 0.651708984375</text:p>
      <text:p text:style-name="Standard"><text:soft-page-break/>processing ./dtu_dataset/scan5, ref-view27, photo/geo/final-mask:0.6611328125/0.71337890625/0.6431640625</text:p>
      <text:p text:style-name="Standard">valid_points 0.6431640625</text:p>
      <text:p text:style-name="Standard">processing ./dtu_dataset/scan5, ref-view28, photo/geo/final-mask:0.554443359375/0.55458984375/0.477685546875</text:p>
      <text:p text:style-name="Standard">valid_points 0.477685546875</text:p>
      <text:p text:style-name="Standard">processing ./dtu_dataset/scan5, ref-view29, photo/geo/final-mask:0.5705078125/0.6642578125/0.560205078125</text:p>
      <text:p text:style-name="Standard">valid_points 0.560205078125</text:p>
      <text:p text:style-name="Standard">processing ./dtu_dataset/scan5, ref-view30, photo/geo/final-mask:0.5873046875/0.682421875/0.579638671875</text:p>
      <text:p text:style-name="Standard">valid_points 0.579638671875</text:p>
      <text:p text:style-name="Standard">processing ./dtu_dataset/scan5, ref-view31, photo/geo/final-mask:0.59208984375/0.6943359375/0.586083984375</text:p>
      <text:p text:style-name="Standard">valid_points 0.586083984375</text:p>
      <text:p text:style-name="Standard">processing ./dtu_dataset/scan5, ref-view32, photo/geo/final-mask:0.583154296875/0.690966796875/0.579296875</text:p>
      <text:p text:style-name="Standard">valid_points 0.579296875</text:p>
      <text:p text:style-name="Standard">processing ./dtu_dataset/scan5, ref-view33, photo/geo/final-mask:0.59462890625/0.682275390625/0.582421875</text:p>
      <text:p text:style-name="Standard">valid_points 0.582421875</text:p>
      <text:p text:style-name="Standard">processing ./dtu_dataset/scan5, ref-view34, photo/geo/final-mask:0.6091796875/0.6921875/0.58896484375</text:p>
      <text:p text:style-name="Standard">valid_points 0.58896484375</text:p>
      <text:p text:style-name="Standard">processing ./dtu_dataset/scan5, ref-view35, photo/geo/final-mask:0.599755859375/0.69384765625/0.58486328125</text:p>
      <text:p text:style-name="Standard">valid_points 0.58486328125</text:p>
      <text:p text:style-name="Standard">processing ./dtu_dataset/scan5, ref-view36, photo/geo/final-mask:0.597021484375/0.683837890625/0.578662109375</text:p>
      <text:p text:style-name="Standard">valid_points 0.578662109375</text:p>
      <text:p text:style-name="Standard">processing ./dtu_dataset/scan5, ref-view37, photo/geo/final-mask:0.5978515625/0.629638671875/0.547802734375</text:p>
      <text:p text:style-name="Standard">valid_points 0.547802734375</text:p>
      <text:p text:style-name="Standard">processing ./dtu_dataset/scan5, ref-view38, photo/geo/final-mask:0.418017578125/0.452392578125/0.372998046875</text:p>
      <text:p text:style-name="Standard">valid_points 0.372998046875</text:p>
      <text:p text:style-name="Standard">processing ./dtu_dataset/scan5, ref-view39, photo/geo/final-mask:0.482421875/0.546337890625/0.452978515625</text:p>
      <text:p text:style-name="Standard">valid_points 0.452978515625</text:p>
      <text:p text:style-name="Standard">processing ./dtu_dataset/scan5, ref-view40, photo/geo/final-mask:0.50615234375/0.598876953125/0.48388671875</text:p>
      <text:p text:style-name="Standard">valid_points 0.48388671875</text:p>
      <text:p text:style-name="Standard">processing ./dtu_dataset/scan5, ref-view41, photo/geo/final-mask:0.532861328125/0.617626953125/0.503564453125</text:p>
      <text:p text:style-name="Standard">valid_points 0.503564453125</text:p>
      <text:p text:style-name="Standard">processing ./dtu_dataset/scan5, ref-view42, photo/geo/final-mask:0.55419921875/0.624462890625/0.5259765625</text:p>
      <text:p text:style-name="Standard">valid_points 0.5259765625</text:p>
      <text:p text:style-name="Standard">processing ./dtu_dataset/scan5, ref-view43, photo/geo/final-mask:0.549560546875/0.6376953125/0.52841796875</text:p>
      <text:p text:style-name="Standard">valid_points 0.52841796875</text:p>
      <text:p text:style-name="Standard"><text:soft-page-break/>processing ./dtu_dataset/scan5, ref-view44, photo/geo/final-mask:0.5576171875/0.639892578125/0.5376953125</text:p>
      <text:p text:style-name="Standard">valid_points 0.5376953125</text:p>
      <text:p text:style-name="Standard">processing ./dtu_dataset/scan5, ref-view45, photo/geo/final-mask:0.54501953125/0.62197265625/0.525</text:p>
      <text:p text:style-name="Standard">valid_points 0.525</text:p>
      <text:p text:style-name="Standard">processing ./dtu_dataset/scan5, ref-view46, photo/geo/final-mask:0.52822265625/0.606640625/0.5087890625</text:p>
      <text:p text:style-name="Standard">valid_points 0.5087890625</text:p>
      <text:p text:style-name="Standard">processing ./dtu_dataset/scan5, ref-view47, photo/geo/final-mask:0.5044921875/0.584521484375/0.48427734375</text:p>
      <text:p text:style-name="Standard">valid_points 0.48427734375</text:p>
      <text:p text:style-name="Standard">processing ./dtu_dataset/scan5, ref-view48, photo/geo/final-mask:0.473291015625/0.510205078125/0.430126953125</text:p>
      <text:p text:style-name="Standard">valid_points 0.430126953125</text:p>
      <text:p text:style-name="Standard">saving the final model to ./outputs/mvs005_l3.ply</text:p>
      <text:p text:style-name="Standard">processing ./dtu_dataset/scan6, ref-view00, photo/geo/final-mask:0.730419921875/0.720849609375/0.67314453125</text:p>
      <text:p text:style-name="Standard">valid_points 0.67314453125</text:p>
      <text:p text:style-name="Standard">processing ./dtu_dataset/scan6, ref-view01, photo/geo/final-mask:0.80576171875/0.873046875/0.784326171875</text:p>
      <text:p text:style-name="Standard">valid_points 0.784326171875</text:p>
      <text:p text:style-name="Standard">processing ./dtu_dataset/scan6, ref-view02, photo/geo/final-mask:0.857763671875/0.902734375/0.82978515625</text:p>
      <text:p text:style-name="Standard">valid_points 0.82978515625</text:p>
      <text:p text:style-name="Standard">processing ./dtu_dataset/scan6, ref-view03, photo/geo/final-mask:0.85625/0.8708984375/0.81845703125</text:p>
      <text:p text:style-name="Standard">valid_points 0.81845703125</text:p>
      <text:p text:style-name="Standard">processing ./dtu_dataset/scan6, ref-view04, photo/geo/final-mask:0.7501953125/0.71669921875/0.675927734375</text:p>
      <text:p text:style-name="Standard">valid_points 0.675927734375</text:p>
      <text:p text:style-name="Standard">processing ./dtu_dataset/scan6, ref-view05, photo/geo/final-mask:0.76650390625/0.7689453125/0.72060546875</text:p>
      <text:p text:style-name="Standard">valid_points 0.72060546875</text:p>
      <text:p text:style-name="Standard">processing ./dtu_dataset/scan6, ref-view06, photo/geo/final-mask:0.848291015625/0.896484375/0.836181640625</text:p>
      <text:p text:style-name="Standard">valid_points 0.836181640625</text:p>
      <text:p text:style-name="Standard">processing ./dtu_dataset/scan6, ref-view07, photo/geo/final-mask:0.887939453125/0.91533203125/0.872607421875</text:p>
      <text:p text:style-name="Standard">valid_points 0.872607421875</text:p>
      <text:p text:style-name="Standard">processing ./dtu_dataset/scan6, ref-view08, photo/geo/final-mask:0.89609375/0.93388671875/0.887353515625</text:p>
      <text:p text:style-name="Standard">valid_points 0.887353515625</text:p>
      <text:p text:style-name="Standard">processing ./dtu_dataset/scan6, ref-view09, photo/geo/final-mask:0.846533203125/0.91533203125/0.831005859375</text:p>
      <text:p text:style-name="Standard">valid_points 0.831005859375</text:p>
      <text:p text:style-name="Standard">processing ./dtu_dataset/scan6, ref-view10, photo/geo/final-mask:0.7912109375/0.869384765625/0.772607421875</text:p>
      <text:p text:style-name="Standard">valid_points 0.772607421875</text:p>
      <text:p text:style-name="Standard">processing ./dtu_dataset/scan6, ref-view11, photo/geo/final-mask:0.66943359375/0.68701171875/0.62197265625</text:p>
      <text:p text:style-name="Standard">valid_points 0.62197265625</text:p>
      <text:p text:style-name="Standard"><text:soft-page-break/>processing ./dtu_dataset/scan6, ref-view12, photo/geo/final-mask:0.74951171875/0.816455078125/0.725732421875</text:p>
      <text:p text:style-name="Standard">valid_points 0.725732421875</text:p>
      <text:p text:style-name="Standard">processing ./dtu_dataset/scan6, ref-view13, photo/geo/final-mask:0.799169921875/0.869775390625/0.792138671875</text:p>
      <text:p text:style-name="Standard">valid_points 0.792138671875</text:p>
      <text:p text:style-name="Standard">processing ./dtu_dataset/scan6, ref-view14, photo/geo/final-mask:0.850537109375/0.8908203125/0.8443359375</text:p>
      <text:p text:style-name="Standard">valid_points 0.8443359375</text:p>
      <text:p text:style-name="Standard">processing ./dtu_dataset/scan6, ref-view15, photo/geo/final-mask:0.88515625/0.920751953125/0.878515625</text:p>
      <text:p text:style-name="Standard">valid_points 0.878515625</text:p>
      <text:p text:style-name="Standard">processing ./dtu_dataset/scan6, ref-view16, photo/geo/final-mask:0.891064453125/0.920166015625/0.88427734375</text:p>
      <text:p text:style-name="Standard">valid_points 0.88427734375</text:p>
      <text:p text:style-name="Standard">processing ./dtu_dataset/scan6, ref-view17, photo/geo/final-mask:0.848876953125/0.90234375/0.836474609375</text:p>
      <text:p text:style-name="Standard">valid_points 0.836474609375</text:p>
      <text:p text:style-name="Standard">processing ./dtu_dataset/scan6, ref-view18, photo/geo/final-mask:0.78701171875/0.819873046875/0.75546875</text:p>
      <text:p text:style-name="Standard">valid_points 0.75546875</text:p>
      <text:p text:style-name="Standard">processing ./dtu_dataset/scan6, ref-view19, photo/geo/final-mask:0.7041015625/0.729443359375/0.66611328125</text:p>
      <text:p text:style-name="Standard">valid_points 0.66611328125</text:p>
      <text:p text:style-name="Standard">processing ./dtu_dataset/scan6, ref-view20, photo/geo/final-mask:0.815380859375/0.821923828125/0.764306640625</text:p>
      <text:p text:style-name="Standard">valid_points 0.764306640625</text:p>
      <text:p text:style-name="Standard">processing ./dtu_dataset/scan6, ref-view21, photo/geo/final-mask:0.85009765625/0.881396484375/0.831396484375</text:p>
      <text:p text:style-name="Standard">valid_points 0.831396484375</text:p>
      <text:p text:style-name="Standard">processing ./dtu_dataset/scan6, ref-view22, photo/geo/final-mask:0.8796875/0.9017578125/0.864306640625</text:p>
      <text:p text:style-name="Standard">valid_points 0.864306640625</text:p>
      <text:p text:style-name="Standard">processing ./dtu_dataset/scan6, ref-view23, photo/geo/final-mask:0.855126953125/0.8861328125/0.846923828125</text:p>
      <text:p text:style-name="Standard">valid_points 0.846923828125</text:p>
      <text:p text:style-name="Standard">processing ./dtu_dataset/scan6, ref-view24, photo/geo/final-mask:0.824462890625/0.866845703125/0.817529296875</text:p>
      <text:p text:style-name="Standard">valid_points 0.817529296875</text:p>
      <text:p text:style-name="Standard">processing ./dtu_dataset/scan6, ref-view25, photo/geo/final-mask:0.77724609375/0.827294921875/0.7705078125</text:p>
      <text:p text:style-name="Standard">valid_points 0.7705078125</text:p>
      <text:p text:style-name="Standard">processing ./dtu_dataset/scan6, ref-view26, photo/geo/final-mask:0.7228515625/0.794482421875/0.70166015625</text:p>
      <text:p text:style-name="Standard">valid_points 0.70166015625</text:p>
      <text:p text:style-name="Standard">processing ./dtu_dataset/scan6, ref-view27, photo/geo/final-mask:0.668798828125/0.721044921875/0.640869140625</text:p>
      <text:p text:style-name="Standard">valid_points 0.640869140625</text:p>
      <text:p text:style-name="Standard">processing ./dtu_dataset/scan6, ref-view28, photo/geo/final-mask:0.546044921875/0.544970703125/0.477294921875</text:p>
      <text:p text:style-name="Standard">valid_points 0.477294921875</text:p>
      <text:p text:style-name="Standard"><text:soft-page-break/>processing ./dtu_dataset/scan6, ref-view29, photo/geo/final-mask:0.577099609375/0.66650390625/0.56357421875</text:p>
      <text:p text:style-name="Standard">valid_points 0.56357421875</text:p>
      <text:p text:style-name="Standard">processing ./dtu_dataset/scan6, ref-view30, photo/geo/final-mask:0.636083984375/0.733935546875/0.6259765625</text:p>
      <text:p text:style-name="Standard">valid_points 0.6259765625</text:p>
      <text:p text:style-name="Standard">processing ./dtu_dataset/scan6, ref-view31, photo/geo/final-mask:0.715869140625/0.7859375/0.7048828125</text:p>
      <text:p text:style-name="Standard">valid_points 0.7048828125</text:p>
      <text:p text:style-name="Standard">processing ./dtu_dataset/scan6, ref-view32, photo/geo/final-mask:0.765869140625/0.832470703125/0.754736328125</text:p>
      <text:p text:style-name="Standard">valid_points 0.754736328125</text:p>
      <text:p text:style-name="Standard">processing ./dtu_dataset/scan6, ref-view33, photo/geo/final-mask:0.80537109375/0.863818359375/0.789892578125</text:p>
      <text:p text:style-name="Standard">valid_points 0.789892578125</text:p>
      <text:p text:style-name="Standard">processing ./dtu_dataset/scan6, ref-view34, photo/geo/final-mask:0.816015625/0.88671875/0.8044921875</text:p>
      <text:p text:style-name="Standard">valid_points 0.8044921875</text:p>
      <text:p text:style-name="Standard">processing ./dtu_dataset/scan6, ref-view35, photo/geo/final-mask:0.7845703125/0.85166015625/0.774365234375</text:p>
      <text:p text:style-name="Standard">valid_points 0.774365234375</text:p>
      <text:p text:style-name="Standard">processing ./dtu_dataset/scan6, ref-view36, photo/geo/final-mask:0.745068359375/0.822216796875/0.73505859375</text:p>
      <text:p text:style-name="Standard">valid_points 0.73505859375</text:p>
      <text:p text:style-name="Standard">processing ./dtu_dataset/scan6, ref-view37, photo/geo/final-mask:0.7015625/0.746044921875/0.663232421875</text:p>
      <text:p text:style-name="Standard">valid_points 0.663232421875</text:p>
      <text:p text:style-name="Standard">processing ./dtu_dataset/scan6, ref-view38, photo/geo/final-mask:0.56240234375/0.59052734375/0.526904296875</text:p>
      <text:p text:style-name="Standard">valid_points 0.526904296875</text:p>
      <text:p text:style-name="Standard">processing ./dtu_dataset/scan6, ref-view39, photo/geo/final-mask:0.608642578125/0.67890625/0.587353515625</text:p>
      <text:p text:style-name="Standard">valid_points 0.587353515625</text:p>
      <text:p text:style-name="Standard">processing ./dtu_dataset/scan6, ref-view40, photo/geo/final-mask:0.668310546875/0.750146484375/0.648583984375</text:p>
      <text:p text:style-name="Standard">valid_points 0.648583984375</text:p>
      <text:p text:style-name="Standard">processing ./dtu_dataset/scan6, ref-view41, photo/geo/final-mask:0.718017578125/0.784423828125/0.698095703125</text:p>
      <text:p text:style-name="Standard">valid_points 0.698095703125</text:p>
      <text:p text:style-name="Standard">processing ./dtu_dataset/scan6, ref-view42, photo/geo/final-mask:0.7546875/0.82412109375/0.736669921875</text:p>
      <text:p text:style-name="Standard">valid_points 0.736669921875</text:p>
      <text:p text:style-name="Standard">processing ./dtu_dataset/scan6, ref-view43, photo/geo/final-mask:0.74931640625/0.814697265625/0.7283203125</text:p>
      <text:p text:style-name="Standard">valid_points 0.7283203125</text:p>
      <text:p text:style-name="Standard">processing ./dtu_dataset/scan6, ref-view44, photo/geo/final-mask:0.714208984375/0.785107421875/0.69453125</text:p>
      <text:p text:style-name="Standard">valid_points 0.69453125</text:p>
      <text:p text:style-name="Standard">processing ./dtu_dataset/scan6, ref-view45, photo/geo/final-mask:0.66005859375/0.73193359375/0.639794921875</text:p>
      <text:p text:style-name="Standard">valid_points 0.639794921875</text:p>
      <text:p text:style-name="Standard"><text:soft-page-break/>processing ./dtu_dataset/scan6, ref-view46, photo/geo/final-mask:0.575244140625/0.66416015625/0.555517578125</text:p>
      <text:p text:style-name="Standard">valid_points 0.555517578125</text:p>
      <text:p text:style-name="Standard">processing ./dtu_dataset/scan6, ref-view47, photo/geo/final-mask:0.498193359375/0.576318359375/0.46240234375</text:p>
      <text:p text:style-name="Standard">valid_points 0.46240234375</text:p>
      <text:p text:style-name="Standard">processing ./dtu_dataset/scan6, ref-view48, photo/geo/final-mask:0.451025390625/0.48427734375/0.41123046875</text:p>
      <text:p text:style-name="Standard">valid_points 0.41123046875</text:p>
      <text:p text:style-name="Standard">saving the final model to ./outputs/mvs006_l3.ply</text:p>
      <text:p text:style-name="Standard">processing ./dtu_dataset/scan7, ref-view00, photo/geo/final-mask:0.431689453125/0.42705078125/0.394384765625</text:p>
      <text:p text:style-name="Standard">valid_points 0.394384765625</text:p>
      <text:p text:style-name="Standard">processing ./dtu_dataset/scan7, ref-view01, photo/geo/final-mask:0.469482421875/0.504931640625/0.43896484375</text:p>
      <text:p text:style-name="Standard">valid_points 0.43896484375</text:p>
      <text:p text:style-name="Standard">processing ./dtu_dataset/scan7, ref-view02, photo/geo/final-mask:0.436865234375/0.489111328125/0.4232421875</text:p>
      <text:p text:style-name="Standard">valid_points 0.4232421875</text:p>
      <text:p text:style-name="Standard">processing ./dtu_dataset/scan7, ref-view03, photo/geo/final-mask:0.4013671875/0.471728515625/0.388671875</text:p>
      <text:p text:style-name="Standard">valid_points 0.388671875</text:p>
      <text:p text:style-name="Standard">processing ./dtu_dataset/scan7, ref-view04, photo/geo/final-mask:0.393603515625/0.392236328125/0.340771484375</text:p>
      <text:p text:style-name="Standard">valid_points 0.340771484375</text:p>
      <text:p text:style-name="Standard">processing ./dtu_dataset/scan7, ref-view05, photo/geo/final-mask:0.434716796875/0.46083984375/0.391845703125</text:p>
      <text:p text:style-name="Standard">valid_points 0.391845703125</text:p>
      <text:p text:style-name="Standard">processing ./dtu_dataset/scan7, ref-view06, photo/geo/final-mask:0.4240234375/0.493212890625/0.4142578125</text:p>
      <text:p text:style-name="Standard">valid_points 0.4142578125</text:p>
      <text:p text:style-name="Standard">processing ./dtu_dataset/scan7, ref-view07, photo/geo/final-mask:0.4662109375/0.5302734375/0.453662109375</text:p>
      <text:p text:style-name="Standard">valid_points 0.453662109375</text:p>
      <text:p text:style-name="Standard">processing ./dtu_dataset/scan7, ref-view08, photo/geo/final-mask:0.475244140625/0.54287109375/0.467041015625</text:p>
      <text:p text:style-name="Standard">valid_points 0.467041015625</text:p>
      <text:p text:style-name="Standard">processing ./dtu_dataset/scan7, ref-view09, photo/geo/final-mask:0.488916015625/0.55595703125/0.475732421875</text:p>
      <text:p text:style-name="Standard">valid_points 0.475732421875</text:p>
      <text:p text:style-name="Standard">processing ./dtu_dataset/scan7, ref-view10, photo/geo/final-mask:0.488818359375/0.53056640625/0.4705078125</text:p>
      <text:p text:style-name="Standard">valid_points 0.4705078125</text:p>
      <text:p text:style-name="Standard">processing ./dtu_dataset/scan7, ref-view11, photo/geo/final-mask:0.4599609375/0.463037109375/0.431298828125</text:p>
      <text:p text:style-name="Standard">valid_points 0.431298828125</text:p>
      <text:p text:style-name="Standard">processing ./dtu_dataset/scan7, ref-view12, photo/geo/final-mask:0.4892578125/0.5173828125/0.477880859375</text:p>
      <text:p text:style-name="Standard">valid_points 0.477880859375</text:p>
      <text:p text:style-name="Standard">processing ./dtu_dataset/scan7, ref-view13, photo/geo/final-mask:0.503857421875/0.56240234375/0.498779296875</text:p>
      <text:p text:style-name="Standard">valid_points 0.498779296875</text:p>
      <text:p text:style-name="Standard"><text:soft-page-break/>processing ./dtu_dataset/scan7, ref-view14, photo/geo/final-mask:0.503369140625/0.555859375/0.493408203125</text:p>
      <text:p text:style-name="Standard">valid_points 0.493408203125</text:p>
      <text:p text:style-name="Standard">processing ./dtu_dataset/scan7, ref-view15, photo/geo/final-mask:0.501220703125/0.556591796875/0.49091796875</text:p>
      <text:p text:style-name="Standard">valid_points 0.49091796875</text:p>
      <text:p text:style-name="Standard">processing ./dtu_dataset/scan7, ref-view16, photo/geo/final-mask:0.4787109375/0.535888671875/0.465478515625</text:p>
      <text:p text:style-name="Standard">valid_points 0.465478515625</text:p>
      <text:p text:style-name="Standard">processing ./dtu_dataset/scan7, ref-view17, photo/geo/final-mask:0.45302734375/0.51103515625/0.44111328125</text:p>
      <text:p text:style-name="Standard">valid_points 0.44111328125</text:p>
      <text:p text:style-name="Standard">processing ./dtu_dataset/scan7, ref-view18, photo/geo/final-mask:0.455712890625/0.490234375/0.43173828125</text:p>
      <text:p text:style-name="Standard">valid_points 0.43173828125</text:p>
      <text:p text:style-name="Standard">processing ./dtu_dataset/scan7, ref-view19, photo/geo/final-mask:0.476904296875/0.47529296875/0.43134765625</text:p>
      <text:p text:style-name="Standard">valid_points 0.43134765625</text:p>
      <text:p text:style-name="Standard">processing ./dtu_dataset/scan7, ref-view20, photo/geo/final-mask:0.497412109375/0.5048828125/0.44248046875</text:p>
      <text:p text:style-name="Standard">valid_points 0.44248046875</text:p>
      <text:p text:style-name="Standard">processing ./dtu_dataset/scan7, ref-view21, photo/geo/final-mask:0.4830078125/0.503857421875/0.449072265625</text:p>
      <text:p text:style-name="Standard">valid_points 0.449072265625</text:p>
      <text:p text:style-name="Standard">processing ./dtu_dataset/scan7, ref-view22, photo/geo/final-mask:0.495166015625/0.503271484375/0.461474609375</text:p>
      <text:p text:style-name="Standard">valid_points 0.461474609375</text:p>
      <text:p text:style-name="Standard">processing ./dtu_dataset/scan7, ref-view23, photo/geo/final-mask:0.48876953125/0.52919921875/0.474609375</text:p>
      <text:p text:style-name="Standard">valid_points 0.474609375</text:p>
      <text:p text:style-name="Standard">processing ./dtu_dataset/scan7, ref-view24, photo/geo/final-mask:0.499755859375/0.531787109375/0.4869140625</text:p>
      <text:p text:style-name="Standard">valid_points 0.4869140625</text:p>
      <text:p text:style-name="Standard">processing ./dtu_dataset/scan7, ref-view25, photo/geo/final-mask:0.499462890625/0.545849609375/0.49560546875</text:p>
      <text:p text:style-name="Standard">valid_points 0.49560546875</text:p>
      <text:p text:style-name="Standard">processing ./dtu_dataset/scan7, ref-view26, photo/geo/final-mask:0.492626953125/0.53466796875/0.48173828125</text:p>
      <text:p text:style-name="Standard">valid_points 0.48173828125</text:p>
      <text:p text:style-name="Standard">processing ./dtu_dataset/scan7, ref-view27, photo/geo/final-mask:0.465283203125/0.5076171875/0.458984375</text:p>
      <text:p text:style-name="Standard">valid_points 0.458984375</text:p>
      <text:p text:style-name="Standard">processing ./dtu_dataset/scan7, ref-view28, photo/geo/final-mask:0.470849609375/0.460888671875/0.437548828125</text:p>
      <text:p text:style-name="Standard">valid_points 0.437548828125</text:p>
      <text:p text:style-name="Standard">processing ./dtu_dataset/scan7, ref-view29, photo/geo/final-mask:0.46923828125/0.498388671875/0.4576171875</text:p>
      <text:p text:style-name="Standard">valid_points 0.4576171875</text:p>
      <text:p text:style-name="Standard">processing ./dtu_dataset/scan7, ref-view30, photo/geo/final-mask:0.47353515625/0.506103515625/0.46552734375</text:p>
      <text:p text:style-name="Standard">valid_points 0.46552734375</text:p>
      <text:p text:style-name="Standard"><text:soft-page-break/>processing ./dtu_dataset/scan7, ref-view31, photo/geo/final-mask:0.478466796875/0.515869140625/0.47021484375</text:p>
      <text:p text:style-name="Standard">valid_points 0.47021484375</text:p>
      <text:p text:style-name="Standard">processing ./dtu_dataset/scan7, ref-view32, photo/geo/final-mask:0.4744140625/0.511572265625/0.46884765625</text:p>
      <text:p text:style-name="Standard">valid_points 0.46884765625</text:p>
      <text:p text:style-name="Standard">processing ./dtu_dataset/scan7, ref-view33, photo/geo/final-mask:0.47802734375/0.496826171875/0.454296875</text:p>
      <text:p text:style-name="Standard">valid_points 0.454296875</text:p>
      <text:p text:style-name="Standard">processing ./dtu_dataset/scan7, ref-view34, photo/geo/final-mask:0.45517578125/0.494580078125/0.4349609375</text:p>
      <text:p text:style-name="Standard">valid_points 0.4349609375</text:p>
      <text:p text:style-name="Standard">processing ./dtu_dataset/scan7, ref-view35, photo/geo/final-mask:0.454052734375/0.48271484375/0.435107421875</text:p>
      <text:p text:style-name="Standard">valid_points 0.435107421875</text:p>
      <text:p text:style-name="Standard">processing ./dtu_dataset/scan7, ref-view36, photo/geo/final-mask:0.443408203125/0.4796875/0.421484375</text:p>
      <text:p text:style-name="Standard">valid_points 0.421484375</text:p>
      <text:p text:style-name="Standard">processing ./dtu_dataset/scan7, ref-view37, photo/geo/final-mask:0.46728515625/0.478466796875/0.422509765625</text:p>
      <text:p text:style-name="Standard">valid_points 0.422509765625</text:p>
      <text:p text:style-name="Standard">processing ./dtu_dataset/scan7, ref-view38, photo/geo/final-mask:0.4408203125/0.4197265625/0.39375</text:p>
      <text:p text:style-name="Standard">valid_points 0.39375</text:p>
      <text:p text:style-name="Standard">processing ./dtu_dataset/scan7, ref-view39, photo/geo/final-mask:0.445849609375/0.442919921875/0.406298828125</text:p>
      <text:p text:style-name="Standard">valid_points 0.406298828125</text:p>
      <text:p text:style-name="Standard">processing ./dtu_dataset/scan7, ref-view40, photo/geo/final-mask:0.43212890625/0.452294921875/0.405859375</text:p>
      <text:p text:style-name="Standard">valid_points 0.405859375</text:p>
      <text:p text:style-name="Standard">processing ./dtu_dataset/scan7, ref-view41, photo/geo/final-mask:0.425/0.447216796875/0.403173828125</text:p>
      <text:p text:style-name="Standard">valid_points 0.403173828125</text:p>
      <text:p text:style-name="Standard">processing ./dtu_dataset/scan7, ref-view42, photo/geo/final-mask:0.431005859375/0.4505859375/0.41416015625</text:p>
      <text:p text:style-name="Standard">valid_points 0.41416015625</text:p>
      <text:p text:style-name="Standard">processing ./dtu_dataset/scan7, ref-view43, photo/geo/final-mask:0.45576171875/0.46728515625/0.432080078125</text:p>
      <text:p text:style-name="Standard">valid_points 0.432080078125</text:p>
      <text:p text:style-name="Standard">processing ./dtu_dataset/scan7, ref-view44, photo/geo/final-mask:0.4671875/0.47705078125/0.443994140625</text:p>
      <text:p text:style-name="Standard">valid_points 0.443994140625</text:p>
      <text:p text:style-name="Standard">processing ./dtu_dataset/scan7, ref-view45, photo/geo/final-mask:0.462109375/0.481005859375/0.445654296875</text:p>
      <text:p text:style-name="Standard">valid_points 0.445654296875</text:p>
      <text:p text:style-name="Standard">processing ./dtu_dataset/scan7, ref-view46, photo/geo/final-mask:0.468701171875/0.4892578125/0.45048828125</text:p>
      <text:p text:style-name="Standard">valid_points 0.45048828125</text:p>
      <text:p text:style-name="Standard">processing ./dtu_dataset/scan7, ref-view47, photo/geo/final-mask:0.48125/0.48466796875/0.455810546875</text:p>
      <text:p text:style-name="Standard">valid_points 0.455810546875</text:p>
      <text:p text:style-name="Standard"><text:soft-page-break/>processing ./dtu_dataset/scan7, ref-view48, photo/geo/final-mask:0.471484375/0.46591796875/0.442626953125</text:p>
      <text:p text:style-name="Standard">valid_points 0.442626953125</text:p>
      <text:p text:style-name="Standard">saving the final model to ./outputs/mvs007_l3.ply</text:p>
      <text:p text:style-name="Standard">processing ./dtu_dataset/scan8, ref-view00, photo/geo/final-mask:0.578076171875/0.56181640625/0.53916015625</text:p>
      <text:p text:style-name="Standard">valid_points 0.53916015625</text:p>
      <text:p text:style-name="Standard">processing ./dtu_dataset/scan8, ref-view01, photo/geo/final-mask:0.662890625/0.6369140625/0.6072265625</text:p>
      <text:p text:style-name="Standard">valid_points 0.6072265625</text:p>
      <text:p text:style-name="Standard">processing ./dtu_dataset/scan8, ref-view02, photo/geo/final-mask:0.708935546875/0.702294921875/0.670556640625</text:p>
      <text:p text:style-name="Standard">valid_points 0.670556640625</text:p>
      <text:p text:style-name="Standard">processing ./dtu_dataset/scan8, ref-view03, photo/geo/final-mask:0.66796875/0.64345703125/0.61962890625</text:p>
      <text:p text:style-name="Standard">valid_points 0.61962890625</text:p>
      <text:p text:style-name="Standard">processing ./dtu_dataset/scan8, ref-view04, photo/geo/final-mask:0.596533203125/0.54384765625/0.522509765625</text:p>
      <text:p text:style-name="Standard">valid_points 0.522509765625</text:p>
      <text:p text:style-name="Standard">processing ./dtu_dataset/scan8, ref-view05, photo/geo/final-mask:0.6234375/0.586279296875/0.55771484375</text:p>
      <text:p text:style-name="Standard">valid_points 0.55771484375</text:p>
      <text:p text:style-name="Standard">processing ./dtu_dataset/scan8, ref-view06, photo/geo/final-mask:0.65712890625/0.673193359375/0.63447265625</text:p>
      <text:p text:style-name="Standard">valid_points 0.63447265625</text:p>
      <text:p text:style-name="Standard">processing ./dtu_dataset/scan8, ref-view07, photo/geo/final-mask:0.712841796875/0.748193359375/0.69775390625</text:p>
      <text:p text:style-name="Standard">valid_points 0.69775390625</text:p>
      <text:p text:style-name="Standard">processing ./dtu_dataset/scan8, ref-view08, photo/geo/final-mask:0.757958984375/0.77802734375/0.73740234375</text:p>
      <text:p text:style-name="Standard">valid_points 0.73740234375</text:p>
      <text:p text:style-name="Standard">processing ./dtu_dataset/scan8, ref-view09, photo/geo/final-mask:0.7171875/0.73056640625/0.684326171875</text:p>
      <text:p text:style-name="Standard">valid_points 0.684326171875</text:p>
      <text:p text:style-name="Standard">processing ./dtu_dataset/scan8, ref-view10, photo/geo/final-mask:0.682861328125/0.681494140625/0.652783203125</text:p>
      <text:p text:style-name="Standard">valid_points 0.652783203125</text:p>
      <text:p text:style-name="Standard">processing ./dtu_dataset/scan8, ref-view11, photo/geo/final-mask:0.640625/0.6103515625/0.589794921875</text:p>
      <text:p text:style-name="Standard">valid_points 0.589794921875</text:p>
      <text:p text:style-name="Standard">processing ./dtu_dataset/scan8, ref-view12, photo/geo/final-mask:0.68193359375/0.69130859375/0.660693359375</text:p>
      <text:p text:style-name="Standard">valid_points 0.660693359375</text:p>
      <text:p text:style-name="Standard">processing ./dtu_dataset/scan8, ref-view13, photo/geo/final-mask:0.727490234375/0.729443359375/0.692529296875</text:p>
      <text:p text:style-name="Standard">valid_points 0.692529296875</text:p>
      <text:p text:style-name="Standard">processing ./dtu_dataset/scan8, ref-view14, photo/geo/final-mask:0.767626953125/0.756591796875/0.71611328125</text:p>
      <text:p text:style-name="Standard">valid_points 0.71611328125</text:p>
      <text:p text:style-name="Standard">processing ./dtu_dataset/scan8, ref-view15, photo/geo/final-mask:0.775732421875/0.783154296875/0.746630859375</text:p>
      <text:p text:style-name="Standard">valid_points 0.746630859375</text:p>
      <text:p text:style-name="Standard"><text:soft-page-break/>processing ./dtu_dataset/scan8, ref-view16, photo/geo/final-mask:0.7607421875/0.774169921875/0.7314453125</text:p>
      <text:p text:style-name="Standard">valid_points 0.7314453125</text:p>
      <text:p text:style-name="Standard">processing ./dtu_dataset/scan8, ref-view17, photo/geo/final-mask:0.697509765625/0.719189453125/0.675048828125</text:p>
      <text:p text:style-name="Standard">valid_points 0.675048828125</text:p>
      <text:p text:style-name="Standard">processing ./dtu_dataset/scan8, ref-view18, photo/geo/final-mask:0.654150390625/0.640087890625/0.60654296875</text:p>
      <text:p text:style-name="Standard">valid_points 0.60654296875</text:p>
      <text:p text:style-name="Standard">processing ./dtu_dataset/scan8, ref-view19, photo/geo/final-mask:0.639453125/0.615771484375/0.594287109375</text:p>
      <text:p text:style-name="Standard">valid_points 0.594287109375</text:p>
      <text:p text:style-name="Standard">processing ./dtu_dataset/scan8, ref-view20, photo/geo/final-mask:0.697900390625/0.680859375/0.644921875</text:p>
      <text:p text:style-name="Standard">valid_points 0.644921875</text:p>
      <text:p text:style-name="Standard">processing ./dtu_dataset/scan8, ref-view21, photo/geo/final-mask:0.71650390625/0.71376953125/0.67587890625</text:p>
      <text:p text:style-name="Standard">valid_points 0.67587890625</text:p>
      <text:p text:style-name="Standard">processing ./dtu_dataset/scan8, ref-view22, photo/geo/final-mask:0.76650390625/0.742626953125/0.714111328125</text:p>
      <text:p text:style-name="Standard">valid_points 0.714111328125</text:p>
      <text:p text:style-name="Standard">processing ./dtu_dataset/scan8, ref-view23, photo/geo/final-mask:0.76572265625/0.75986328125/0.725390625</text:p>
      <text:p text:style-name="Standard">valid_points 0.725390625</text:p>
      <text:p text:style-name="Standard">processing ./dtu_dataset/scan8, ref-view24, photo/geo/final-mask:0.7603515625/0.761767578125/0.72578125</text:p>
      <text:p text:style-name="Standard">valid_points 0.72578125</text:p>
      <text:p text:style-name="Standard">processing ./dtu_dataset/scan8, ref-view25, photo/geo/final-mask:0.74453125/0.730126953125/0.705419921875</text:p>
      <text:p text:style-name="Standard">valid_points 0.705419921875</text:p>
      <text:p text:style-name="Standard">processing ./dtu_dataset/scan8, ref-view26, photo/geo/final-mask:0.699609375/0.71826171875/0.68095703125</text:p>
      <text:p text:style-name="Standard">valid_points 0.68095703125</text:p>
      <text:p text:style-name="Standard">processing ./dtu_dataset/scan8, ref-view27, photo/geo/final-mask:0.676416015625/0.66875/0.65146484375</text:p>
      <text:p text:style-name="Standard">valid_points 0.65146484375</text:p>
      <text:p text:style-name="Standard">processing ./dtu_dataset/scan8, ref-view28, photo/geo/final-mask:0.652001953125/0.609375/0.59228515625</text:p>
      <text:p text:style-name="Standard">valid_points 0.59228515625</text:p>
      <text:p text:style-name="Standard">processing ./dtu_dataset/scan8, ref-view29, photo/geo/final-mask:0.659912109375/0.66953125/0.649072265625</text:p>
      <text:p text:style-name="Standard">valid_points 0.649072265625</text:p>
      <text:p text:style-name="Standard">processing ./dtu_dataset/scan8, ref-view30, photo/geo/final-mask:0.694921875/0.693994140625/0.675830078125</text:p>
      <text:p text:style-name="Standard">valid_points 0.675830078125</text:p>
      <text:p text:style-name="Standard">processing ./dtu_dataset/scan8, ref-view31, photo/geo/final-mask:0.72861328125/0.7169921875/0.698291015625</text:p>
      <text:p text:style-name="Standard">valid_points 0.698291015625</text:p>
      <text:p text:style-name="Standard">processing ./dtu_dataset/scan8, ref-view32, photo/geo/final-mask:0.7591796875/0.731298828125/0.71396484375</text:p>
      <text:p text:style-name="Standard">valid_points 0.71396484375</text:p>
      <text:p text:style-name="Standard"><text:soft-page-break/>processing ./dtu_dataset/scan8, ref-view33, photo/geo/final-mask:0.77080078125/0.7455078125/0.72275390625</text:p>
      <text:p text:style-name="Standard">valid_points 0.72275390625</text:p>
      <text:p text:style-name="Standard">processing ./dtu_dataset/scan8, ref-view34, photo/geo/final-mask:0.758447265625/0.753369140625/0.7185546875</text:p>
      <text:p text:style-name="Standard">valid_points 0.7185546875</text:p>
      <text:p text:style-name="Standard">processing ./dtu_dataset/scan8, ref-view35, photo/geo/final-mask:0.738818359375/0.723046875/0.696533203125</text:p>
      <text:p text:style-name="Standard">valid_points 0.696533203125</text:p>
      <text:p text:style-name="Standard">processing ./dtu_dataset/scan8, ref-view36, photo/geo/final-mask:0.72138671875/0.701220703125/0.67880859375</text:p>
      <text:p text:style-name="Standard">valid_points 0.67880859375</text:p>
      <text:p text:style-name="Standard">processing ./dtu_dataset/scan8, ref-view37, photo/geo/final-mask:0.696044921875/0.668359375/0.644189453125</text:p>
      <text:p text:style-name="Standard">valid_points 0.644189453125</text:p>
      <text:p text:style-name="Standard">processing ./dtu_dataset/scan8, ref-view38, photo/geo/final-mask:0.597412109375/0.56669921875/0.547802734375</text:p>
      <text:p text:style-name="Standard">valid_points 0.547802734375</text:p>
      <text:p text:style-name="Standard">processing ./dtu_dataset/scan8, ref-view39, photo/geo/final-mask:0.661669921875/0.631005859375/0.617041015625</text:p>
      <text:p text:style-name="Standard">valid_points 0.617041015625</text:p>
      <text:p text:style-name="Standard">processing ./dtu_dataset/scan8, ref-view40, photo/geo/final-mask:0.70205078125/0.67744140625/0.661474609375</text:p>
      <text:p text:style-name="Standard">valid_points 0.661474609375</text:p>
      <text:p text:style-name="Standard">processing ./dtu_dataset/scan8, ref-view41, photo/geo/final-mask:0.719970703125/0.707373046875/0.688330078125</text:p>
      <text:p text:style-name="Standard">valid_points 0.688330078125</text:p>
      <text:p text:style-name="Standard">processing ./dtu_dataset/scan8, ref-view42, photo/geo/final-mask:0.73623046875/0.720166015625/0.695849609375</text:p>
      <text:p text:style-name="Standard">valid_points 0.695849609375</text:p>
      <text:p text:style-name="Standard">processing ./dtu_dataset/scan8, ref-view43, photo/geo/final-mask:0.732421875/0.7185546875/0.696630859375</text:p>
      <text:p text:style-name="Standard">valid_points 0.696630859375</text:p>
      <text:p text:style-name="Standard">processing ./dtu_dataset/scan8, ref-view44, photo/geo/final-mask:0.743896484375/0.7115234375/0.69541015625</text:p>
      <text:p text:style-name="Standard">valid_points 0.69541015625</text:p>
      <text:p text:style-name="Standard">processing ./dtu_dataset/scan8, ref-view45, photo/geo/final-mask:0.720458984375/0.707177734375/0.689501953125</text:p>
      <text:p text:style-name="Standard">valid_points 0.689501953125</text:p>
      <text:p text:style-name="Standard">processing ./dtu_dataset/scan8, ref-view46, photo/geo/final-mask:0.692919921875/0.67939453125/0.66357421875</text:p>
      <text:p text:style-name="Standard">valid_points 0.66357421875</text:p>
      <text:p text:style-name="Standard">processing ./dtu_dataset/scan8, ref-view47, photo/geo/final-mask:0.66650390625/0.658251953125/0.641845703125</text:p>
      <text:p text:style-name="Standard">valid_points 0.641845703125</text:p>
      <text:p text:style-name="Standard">processing ./dtu_dataset/scan8, ref-view48, photo/geo/final-mask:0.65322265625/0.6158203125/0.601416015625</text:p>
      <text:p text:style-name="Standard">valid_points 0.601416015625</text:p>
      <text:p text:style-name="Standard">saving the final model to ./outputs/mvs008_l3.ply</text:p>
      <text:p text:style-name="Standard">processing ./dtu_dataset/scan9, ref-view00, photo/geo/final-mask:0.612109375/0.619921875/0.557763671875</text:p>
      <text:p text:style-name="Standard">valid_points 0.557763671875</text:p>
      <text:p text:style-name="Standard"><text:soft-page-break/>processing ./dtu_dataset/scan9, ref-view01, photo/geo/final-mask:0.70458984375/0.768505859375/0.672265625</text:p>
      <text:p text:style-name="Standard">valid_points 0.672265625</text:p>
      <text:p text:style-name="Standard">processing ./dtu_dataset/scan9, ref-view02, photo/geo/final-mask:0.7203125/0.773046875/0.67744140625</text:p>
      <text:p text:style-name="Standard">valid_points 0.67744140625</text:p>
      <text:p text:style-name="Standard">processing ./dtu_dataset/scan9, ref-view03, photo/geo/final-mask:0.634130859375/0.66923828125/0.592138671875</text:p>
      <text:p text:style-name="Standard">valid_points 0.592138671875</text:p>
      <text:p text:style-name="Standard">processing ./dtu_dataset/scan9, ref-view04, photo/geo/final-mask:0.498974609375/0.491650390625/0.439404296875</text:p>
      <text:p text:style-name="Standard">valid_points 0.439404296875</text:p>
      <text:p text:style-name="Standard">processing ./dtu_dataset/scan9, ref-view05, photo/geo/final-mask:0.519873046875/0.52822265625/0.45947265625</text:p>
      <text:p text:style-name="Standard">valid_points 0.45947265625</text:p>
      <text:p text:style-name="Standard">processing ./dtu_dataset/scan9, ref-view06, photo/geo/final-mask:0.583251953125/0.6666015625/0.566845703125</text:p>
      <text:p text:style-name="Standard">valid_points 0.566845703125</text:p>
      <text:p text:style-name="Standard">processing ./dtu_dataset/scan9, ref-view07, photo/geo/final-mask:0.741357421875/0.798193359375/0.72041015625</text:p>
      <text:p text:style-name="Standard">valid_points 0.72041015625</text:p>
      <text:p text:style-name="Standard">processing ./dtu_dataset/scan9, ref-view08, photo/geo/final-mask:0.838916015625/0.885986328125/0.814208984375</text:p>
      <text:p text:style-name="Standard">valid_points 0.814208984375</text:p>
      <text:p text:style-name="Standard">processing ./dtu_dataset/scan9, ref-view09, photo/geo/final-mask:0.813623046875/0.873876953125/0.791015625</text:p>
      <text:p text:style-name="Standard">valid_points 0.791015625</text:p>
      <text:p text:style-name="Standard">processing ./dtu_dataset/scan9, ref-view10, photo/geo/final-mask:0.764990234375/0.84375/0.751708984375</text:p>
      <text:p text:style-name="Standard">valid_points 0.751708984375</text:p>
      <text:p text:style-name="Standard">processing ./dtu_dataset/scan9, ref-view11, photo/geo/final-mask:0.695703125/0.746533203125/0.66513671875</text:p>
      <text:p text:style-name="Standard">valid_points 0.66513671875</text:p>
      <text:p text:style-name="Standard">processing ./dtu_dataset/scan9, ref-view12, photo/geo/final-mask:0.81865234375/0.88525390625/0.805419921875</text:p>
      <text:p text:style-name="Standard">valid_points 0.805419921875</text:p>
      <text:p text:style-name="Standard">processing ./dtu_dataset/scan9, ref-view13, photo/geo/final-mask:0.849169921875/0.908349609375/0.8341796875</text:p>
      <text:p text:style-name="Standard">valid_points 0.8341796875</text:p>
      <text:p text:style-name="Standard">processing ./dtu_dataset/scan9, ref-view14, photo/geo/final-mask:0.908837890625/0.92294921875/0.8845703125</text:p>
      <text:p text:style-name="Standard">valid_points 0.8845703125</text:p>
      <text:p text:style-name="Standard">processing ./dtu_dataset/scan9, ref-view15, photo/geo/final-mask:0.8541015625/0.8923828125/0.835888671875</text:p>
      <text:p text:style-name="Standard">valid_points 0.835888671875</text:p>
      <text:p text:style-name="Standard">processing ./dtu_dataset/scan9, ref-view16, photo/geo/final-mask:0.76591796875/0.806005859375/0.746484375</text:p>
      <text:p text:style-name="Standard">valid_points 0.746484375</text:p>
      <text:p text:style-name="Standard">processing ./dtu_dataset/scan9, ref-view17, photo/geo/final-mask:0.64580078125/0.70107421875/0.630712890625</text:p>
      <text:p text:style-name="Standard">valid_points 0.630712890625</text:p>
      <text:p text:style-name="Standard"><text:soft-page-break/>processing ./dtu_dataset/scan9, ref-view18, photo/geo/final-mask:0.5447265625/0.583251953125/0.499658203125</text:p>
      <text:p text:style-name="Standard">valid_points 0.499658203125</text:p>
      <text:p text:style-name="Standard">processing ./dtu_dataset/scan9, ref-view19, photo/geo/final-mask:0.4802734375/0.476416015625/0.406787109375</text:p>
      <text:p text:style-name="Standard">valid_points 0.406787109375</text:p>
      <text:p text:style-name="Standard">processing ./dtu_dataset/scan9, ref-view20, photo/geo/final-mask:0.5908203125/0.610791015625/0.54716796875</text:p>
      <text:p text:style-name="Standard">valid_points 0.54716796875</text:p>
      <text:p text:style-name="Standard">processing ./dtu_dataset/scan9, ref-view21, photo/geo/final-mask:0.67822265625/0.708251953125/0.653857421875</text:p>
      <text:p text:style-name="Standard">valid_points 0.653857421875</text:p>
      <text:p text:style-name="Standard">processing ./dtu_dataset/scan9, ref-view22, photo/geo/final-mask:0.764453125/0.78603515625/0.736962890625</text:p>
      <text:p text:style-name="Standard">valid_points 0.736962890625</text:p>
      <text:p text:style-name="Standard">processing ./dtu_dataset/scan9, ref-view23, photo/geo/final-mask:0.831884765625/0.870068359375/0.813427734375</text:p>
      <text:p text:style-name="Standard">valid_points 0.813427734375</text:p>
      <text:p text:style-name="Standard">processing ./dtu_dataset/scan9, ref-view24, photo/geo/final-mask:0.88046875/0.89580078125/0.85146484375</text:p>
      <text:p text:style-name="Standard">valid_points 0.85146484375</text:p>
      <text:p text:style-name="Standard">processing ./dtu_dataset/scan9, ref-view25, photo/geo/final-mask:0.87666015625/0.9181640625/0.86357421875</text:p>
      <text:p text:style-name="Standard">valid_points 0.86357421875</text:p>
      <text:p text:style-name="Standard">processing ./dtu_dataset/scan9, ref-view26, photo/geo/final-mask:0.86259765625/0.91845703125/0.8427734375</text:p>
      <text:p text:style-name="Standard">valid_points 0.8427734375</text:p>
      <text:p text:style-name="Standard">processing ./dtu_dataset/scan9, ref-view27, photo/geo/final-mask:0.8267578125/0.880078125/0.8107421875</text:p>
      <text:p text:style-name="Standard">valid_points 0.8107421875</text:p>
      <text:p text:style-name="Standard">processing ./dtu_dataset/scan9, ref-view28, photo/geo/final-mask:0.751611328125/0.74033203125/0.666748046875</text:p>
      <text:p text:style-name="Standard">valid_points 0.666748046875</text:p>
      <text:p text:style-name="Standard">processing ./dtu_dataset/scan9, ref-view29, photo/geo/final-mask:0.811474609375/0.88447265625/0.797265625</text:p>
      <text:p text:style-name="Standard">valid_points 0.797265625</text:p>
      <text:p text:style-name="Standard">processing ./dtu_dataset/scan9, ref-view30, photo/geo/final-mask:0.83349609375/0.906689453125/0.821240234375</text:p>
      <text:p text:style-name="Standard">valid_points 0.821240234375</text:p>
      <text:p text:style-name="Standard">processing ./dtu_dataset/scan9, ref-view31, photo/geo/final-mask:0.848876953125/0.91015625/0.837548828125</text:p>
      <text:p text:style-name="Standard">valid_points 0.837548828125</text:p>
      <text:p text:style-name="Standard">processing ./dtu_dataset/scan9, ref-view32, photo/geo/final-mask:0.860205078125/0.919775390625/0.851513671875</text:p>
      <text:p text:style-name="Standard">valid_points 0.851513671875</text:p>
      <text:p text:style-name="Standard">processing ./dtu_dataset/scan9, ref-view33, photo/geo/final-mask:0.834814453125/0.89345703125/0.825390625</text:p>
      <text:p text:style-name="Standard">valid_points 0.825390625</text:p>
      <text:p text:style-name="Standard">processing ./dtu_dataset/scan9, ref-view34, photo/geo/final-mask:0.785888671875/0.840673828125/0.769384765625</text:p>
      <text:p text:style-name="Standard">valid_points 0.769384765625</text:p>
      <text:p text:style-name="Standard"><text:soft-page-break/>processing ./dtu_dataset/scan9, ref-view35, photo/geo/final-mask:0.69541015625/0.75712890625/0.68046875</text:p>
      <text:p text:style-name="Standard">valid_points 0.68046875</text:p>
      <text:p text:style-name="Standard">processing ./dtu_dataset/scan9, ref-view36, photo/geo/final-mask:0.623291015625/0.671240234375/0.600830078125</text:p>
      <text:p text:style-name="Standard">valid_points 0.600830078125</text:p>
      <text:p text:style-name="Standard">processing ./dtu_dataset/scan9, ref-view37, photo/geo/final-mask:0.58017578125/0.567431640625/0.50498046875</text:p>
      <text:p text:style-name="Standard">valid_points 0.50498046875</text:p>
      <text:p text:style-name="Standard">processing ./dtu_dataset/scan9, ref-view38, photo/geo/final-mask:0.421240234375/0.398779296875/0.345263671875</text:p>
      <text:p text:style-name="Standard">valid_points 0.345263671875</text:p>
      <text:p text:style-name="Standard">processing ./dtu_dataset/scan9, ref-view39, photo/geo/final-mask:0.53154296875/0.542431640625/0.484033203125</text:p>
      <text:p text:style-name="Standard">valid_points 0.484033203125</text:p>
      <text:p text:style-name="Standard">processing ./dtu_dataset/scan9, ref-view40, photo/geo/final-mask:0.607861328125/0.65458984375/0.58037109375</text:p>
      <text:p text:style-name="Standard">valid_points 0.58037109375</text:p>
      <text:p text:style-name="Standard">processing ./dtu_dataset/scan9, ref-view41, photo/geo/final-mask:0.676318359375/0.73623046875/0.65830078125</text:p>
      <text:p text:style-name="Standard">valid_points 0.65830078125</text:p>
      <text:p text:style-name="Standard">processing ./dtu_dataset/scan9, ref-view42, photo/geo/final-mask:0.7662109375/0.81708984375/0.748388671875</text:p>
      <text:p text:style-name="Standard">valid_points 0.748388671875</text:p>
      <text:p text:style-name="Standard">processing ./dtu_dataset/scan9, ref-view43, photo/geo/final-mask:0.824658203125/0.866845703125/0.801806640625</text:p>
      <text:p text:style-name="Standard">valid_points 0.801806640625</text:p>
      <text:p text:style-name="Standard">processing ./dtu_dataset/scan9, ref-view44, photo/geo/final-mask:0.835498046875/0.87099609375/0.81171875</text:p>
      <text:p text:style-name="Standard">valid_points 0.81171875</text:p>
      <text:p text:style-name="Standard">processing ./dtu_dataset/scan9, ref-view45, photo/geo/final-mask:0.8294921875/0.86298828125/0.80791015625</text:p>
      <text:p text:style-name="Standard">valid_points 0.80791015625</text:p>
      <text:p text:style-name="Standard">processing ./dtu_dataset/scan9, ref-view46, photo/geo/final-mask:0.80166015625/0.848291015625/0.78583984375</text:p>
      <text:p text:style-name="Standard">valid_points 0.78583984375</text:p>
      <text:p text:style-name="Standard">processing ./dtu_dataset/scan9, ref-view47, photo/geo/final-mask:0.78525390625/0.831396484375/0.761572265625</text:p>
      <text:p text:style-name="Standard">valid_points 0.761572265625</text:p>
      <text:p text:style-name="Standard">processing ./dtu_dataset/scan9, ref-view48, photo/geo/final-mask:0.72138671875/0.71845703125/0.659375</text:p>
      <text:p text:style-name="Standard">valid_points 0.659375</text:p>
      <text:p text:style-name="Standard">saving the final model to ./outputs/mvs009_l3.ply</text:p>
      <text:p text:style-name="Standard">processing ./dtu_dataset/scan14, ref-view00, photo/geo/final-mask:0.62099609375/0.661962890625/0.583984375</text:p>
      <text:p text:style-name="Standard">valid_points 0.583984375</text:p>
      <text:p text:style-name="Standard">processing ./dtu_dataset/scan14, ref-view01, photo/geo/final-mask:0.71376953125/0.794482421875/0.679052734375</text:p>
      <text:p text:style-name="Standard">valid_points 0.679052734375</text:p>
      <text:p text:style-name="Standard">processing ./dtu_dataset/scan14, ref-view02, photo/geo/final-mask:0.7712890625/0.8220703125/0.725390625</text:p>
      <text:p text:style-name="Standard">valid_points 0.725390625</text:p>
      <text:p text:style-name="Standard"><text:soft-page-break/>processing ./dtu_dataset/scan14, ref-view03, photo/geo/final-mask:0.700927734375/0.738818359375/0.655810546875</text:p>
      <text:p text:style-name="Standard">valid_points 0.655810546875</text:p>
      <text:p text:style-name="Standard">processing ./dtu_dataset/scan14, ref-view04, photo/geo/final-mask:0.567138671875/0.5626953125/0.4978515625</text:p>
      <text:p text:style-name="Standard">valid_points 0.4978515625</text:p>
      <text:p text:style-name="Standard">processing ./dtu_dataset/scan14, ref-view05, photo/geo/final-mask:0.622265625/0.632275390625/0.562255859375</text:p>
      <text:p text:style-name="Standard">valid_points 0.562255859375</text:p>
      <text:p text:style-name="Standard">processing ./dtu_dataset/scan14, ref-view06, photo/geo/final-mask:0.732177734375/0.78974609375/0.702734375</text:p>
      <text:p text:style-name="Standard">valid_points 0.702734375</text:p>
      <text:p text:style-name="Standard">processing ./dtu_dataset/scan14, ref-view07, photo/geo/final-mask:0.7923828125/0.868603515625/0.77314453125</text:p>
      <text:p text:style-name="Standard">valid_points 0.77314453125</text:p>
      <text:p text:style-name="Standard">processing ./dtu_dataset/scan14, ref-view08, photo/geo/final-mask:0.86640625/0.901953125/0.827880859375</text:p>
      <text:p text:style-name="Standard">valid_points 0.827880859375</text:p>
      <text:p text:style-name="Standard">processing ./dtu_dataset/scan14, ref-view09, photo/geo/final-mask:0.812646484375/0.883251953125/0.790869140625</text:p>
      <text:p text:style-name="Standard">valid_points 0.790869140625</text:p>
      <text:p text:style-name="Standard">processing ./dtu_dataset/scan14, ref-view10, photo/geo/final-mask:0.771240234375/0.8474609375/0.751953125</text:p>
      <text:p text:style-name="Standard">valid_points 0.751953125</text:p>
      <text:p text:style-name="Standard">processing ./dtu_dataset/scan14, ref-view11, photo/geo/final-mask:0.71142578125/0.72109375/0.656640625</text:p>
      <text:p text:style-name="Standard">valid_points 0.656640625</text:p>
      <text:p text:style-name="Standard">processing ./dtu_dataset/scan14, ref-view12, photo/geo/final-mask:0.78017578125/0.851123046875/0.7568359375</text:p>
      <text:p text:style-name="Standard">valid_points 0.7568359375</text:p>
      <text:p text:style-name="Standard">processing ./dtu_dataset/scan14, ref-view13, photo/geo/final-mask:0.812255859375/0.877685546875/0.795751953125</text:p>
      <text:p text:style-name="Standard">valid_points 0.795751953125</text:p>
      <text:p text:style-name="Standard">processing ./dtu_dataset/scan14, ref-view14, photo/geo/final-mask:0.854638671875/0.8841796875/0.82314453125</text:p>
      <text:p text:style-name="Standard">valid_points 0.82314453125</text:p>
      <text:p text:style-name="Standard">processing ./dtu_dataset/scan14, ref-view15, photo/geo/final-mask:0.865283203125/0.8982421875/0.83544921875</text:p>
      <text:p text:style-name="Standard">valid_points 0.83544921875</text:p>
      <text:p text:style-name="Standard">processing ./dtu_dataset/scan14, ref-view16, photo/geo/final-mask:0.826220703125/0.883984375/0.80234375</text:p>
      <text:p text:style-name="Standard">valid_points 0.80234375</text:p>
      <text:p text:style-name="Standard">processing ./dtu_dataset/scan14, ref-view17, photo/geo/final-mask:0.799609375/0.827685546875/0.758203125</text:p>
      <text:p text:style-name="Standard">valid_points 0.758203125</text:p>
      <text:p text:style-name="Standard">processing ./dtu_dataset/scan14, ref-view18, photo/geo/final-mask:0.737255859375/0.725048828125/0.66240234375</text:p>
      <text:p text:style-name="Standard">valid_points 0.66240234375</text:p>
      <text:p text:style-name="Standard">processing ./dtu_dataset/scan14, ref-view19, photo/geo/final-mask:0.65478515625/0.628515625/0.557666015625</text:p>
      <text:p text:style-name="Standard">valid_points 0.557666015625</text:p>
      <text:p text:style-name="Standard"><text:soft-page-break/>processing ./dtu_dataset/scan14, ref-view20, photo/geo/final-mask:0.74990234375/0.7537109375/0.684423828125</text:p>
      <text:p text:style-name="Standard">valid_points 0.684423828125</text:p>
      <text:p text:style-name="Standard">processing ./dtu_dataset/scan14, ref-view21, photo/geo/final-mask:0.787158203125/0.80517578125/0.73935546875</text:p>
      <text:p text:style-name="Standard">valid_points 0.73935546875</text:p>
      <text:p text:style-name="Standard">processing ./dtu_dataset/scan14, ref-view22, photo/geo/final-mask:0.8314453125/0.86162109375/0.80400390625</text:p>
      <text:p text:style-name="Standard">valid_points 0.80400390625</text:p>
      <text:p text:style-name="Standard">processing ./dtu_dataset/scan14, ref-view23, photo/geo/final-mask:0.830322265625/0.865283203125/0.814404296875</text:p>
      <text:p text:style-name="Standard">valid_points 0.814404296875</text:p>
      <text:p text:style-name="Standard">processing ./dtu_dataset/scan14, ref-view24, photo/geo/final-mask:0.8166015625/0.85107421875/0.8013671875</text:p>
      <text:p text:style-name="Standard">valid_points 0.8013671875</text:p>
      <text:p text:style-name="Standard">processing ./dtu_dataset/scan14, ref-view25, photo/geo/final-mask:0.810888671875/0.84599609375/0.794091796875</text:p>
      <text:p text:style-name="Standard">valid_points 0.794091796875</text:p>
      <text:p text:style-name="Standard">processing ./dtu_dataset/scan14, ref-view26, photo/geo/final-mask:0.8095703125/0.841943359375/0.787255859375</text:p>
      <text:p text:style-name="Standard">valid_points 0.787255859375</text:p>
      <text:p text:style-name="Standard">processing ./dtu_dataset/scan14, ref-view27, photo/geo/final-mask:0.79423828125/0.815478515625/0.755029296875</text:p>
      <text:p text:style-name="Standard">valid_points 0.755029296875</text:p>
      <text:p text:style-name="Standard">processing ./dtu_dataset/scan14, ref-view28, photo/geo/final-mask:0.73857421875/0.689306640625/0.611279296875</text:p>
      <text:p text:style-name="Standard">valid_points 0.611279296875</text:p>
      <text:p text:style-name="Standard">processing ./dtu_dataset/scan14, ref-view29, photo/geo/final-mask:0.76064453125/0.826904296875/0.73544921875</text:p>
      <text:p text:style-name="Standard">valid_points 0.73544921875</text:p>
      <text:p text:style-name="Standard">processing ./dtu_dataset/scan14, ref-view30, photo/geo/final-mask:0.774853515625/0.84921875/0.76611328125</text:p>
      <text:p text:style-name="Standard">valid_points 0.76611328125</text:p>
      <text:p text:style-name="Standard">processing ./dtu_dataset/scan14, ref-view31, photo/geo/final-mask:0.789697265625/0.856396484375/0.782666015625</text:p>
      <text:p text:style-name="Standard">valid_points 0.782666015625</text:p>
      <text:p text:style-name="Standard">processing ./dtu_dataset/scan14, ref-view32, photo/geo/final-mask:0.7845703125/0.8474609375/0.77646484375</text:p>
      <text:p text:style-name="Standard">valid_points 0.77646484375</text:p>
      <text:p text:style-name="Standard">processing ./dtu_dataset/scan14, ref-view33, photo/geo/final-mask:0.790283203125/0.840234375/0.77412109375</text:p>
      <text:p text:style-name="Standard">valid_points 0.77412109375</text:p>
      <text:p text:style-name="Standard">processing ./dtu_dataset/scan14, ref-view34, photo/geo/final-mask:0.78349609375/0.84677734375/0.768798828125</text:p>
      <text:p text:style-name="Standard">valid_points 0.768798828125</text:p>
      <text:p text:style-name="Standard">processing ./dtu_dataset/scan14, ref-view35, photo/geo/final-mask:0.76865234375/0.831982421875/0.74384765625</text:p>
      <text:p text:style-name="Standard">valid_points 0.74384765625</text:p>
      <text:p text:style-name="Standard">processing ./dtu_dataset/scan14, ref-view36, photo/geo/final-mask:0.738525390625/0.76923828125/0.6755859375</text:p>
      <text:p text:style-name="Standard">valid_points 0.6755859375</text:p>
      <text:p text:style-name="Standard"><text:soft-page-break/>processing ./dtu_dataset/scan14, ref-view37, photo/geo/final-mask:0.676318359375/0.66142578125/0.585498046875</text:p>
      <text:p text:style-name="Standard">valid_points 0.585498046875</text:p>
      <text:p text:style-name="Standard">processing ./dtu_dataset/scan14, ref-view38, photo/geo/final-mask:0.39970703125/0.383251953125/0.33818359375</text:p>
      <text:p text:style-name="Standard">valid_points 0.33818359375</text:p>
      <text:p text:style-name="Standard">processing ./dtu_dataset/scan14, ref-view39, photo/geo/final-mask:0.6119140625/0.58251953125/0.52236328125</text:p>
      <text:p text:style-name="Standard">valid_points 0.52236328125</text:p>
      <text:p text:style-name="Standard">processing ./dtu_dataset/scan14, ref-view40, photo/geo/final-mask:0.69423828125/0.698828125/0.616748046875</text:p>
      <text:p text:style-name="Standard">valid_points 0.616748046875</text:p>
      <text:p text:style-name="Standard">processing ./dtu_dataset/scan14, ref-view41, photo/geo/final-mask:0.72490234375/0.767236328125/0.690478515625</text:p>
      <text:p text:style-name="Standard">valid_points 0.690478515625</text:p>
      <text:p text:style-name="Standard">processing ./dtu_dataset/scan14, ref-view42, photo/geo/final-mask:0.738671875/0.790234375/0.71923828125</text:p>
      <text:p text:style-name="Standard">valid_points 0.71923828125</text:p>
      <text:p text:style-name="Standard">processing ./dtu_dataset/scan14, ref-view43, photo/geo/final-mask:0.74599609375/0.801123046875/0.7279296875</text:p>
      <text:p text:style-name="Standard">valid_points 0.7279296875</text:p>
      <text:p text:style-name="Standard">processing ./dtu_dataset/scan14, ref-view44, photo/geo/final-mask:0.756884765625/0.79853515625/0.735595703125</text:p>
      <text:p text:style-name="Standard">valid_points 0.735595703125</text:p>
      <text:p text:style-name="Standard">processing ./dtu_dataset/scan14, ref-view45, photo/geo/final-mask:0.759130859375/0.8046875/0.739404296875</text:p>
      <text:p text:style-name="Standard">valid_points 0.739404296875</text:p>
      <text:p text:style-name="Standard">processing ./dtu_dataset/scan14, ref-view46, photo/geo/final-mask:0.763037109375/0.80146484375/0.73896484375</text:p>
      <text:p text:style-name="Standard">valid_points 0.73896484375</text:p>
      <text:p text:style-name="Standard">processing ./dtu_dataset/scan14, ref-view47, photo/geo/final-mask:0.740625/0.767138671875/0.702685546875</text:p>
      <text:p text:style-name="Standard">valid_points 0.702685546875</text:p>
      <text:p text:style-name="Standard">processing ./dtu_dataset/scan14, ref-view48, photo/geo/final-mask:0.68603515625/0.6498046875/0.589697265625</text:p>
      <text:p text:style-name="Standard">valid_points 0.589697265625</text:p>
      <text:p text:style-name="Standard">saving the final model to ./outputs/mvs014_l3.ply</text:p>
      <text:p text:style-name="Standard">processing ./dtu_dataset/scan16, ref-view00, photo/geo/final-mask:0.58642578125/0.614111328125/0.52744140625</text:p>
      <text:p text:style-name="Standard">valid_points 0.52744140625</text:p>
      <text:p text:style-name="Standard">processing ./dtu_dataset/scan16, ref-view01, photo/geo/final-mask:0.642578125/0.71708984375/0.600341796875</text:p>
      <text:p text:style-name="Standard">valid_points 0.600341796875</text:p>
      <text:p text:style-name="Standard">processing ./dtu_dataset/scan16, ref-view02, photo/geo/final-mask:0.59130859375/0.683203125/0.54619140625</text:p>
      <text:p text:style-name="Standard">valid_points 0.54619140625</text:p>
      <text:p text:style-name="Standard">processing ./dtu_dataset/scan16, ref-view03, photo/geo/final-mask:0.6099609375/0.704833984375/0.5712890625</text:p>
      <text:p text:style-name="Standard">valid_points 0.5712890625</text:p>
      <text:p text:style-name="Standard">processing ./dtu_dataset/scan16, ref-view04, photo/geo/final-mask:0.54521484375/0.60390625/0.50048828125</text:p>
      <text:p text:style-name="Standard">valid_points 0.50048828125</text:p>
      <text:p text:style-name="Standard"><text:soft-page-break/>processing ./dtu_dataset/scan16, ref-view05, photo/geo/final-mask:0.62890625/0.666455078125/0.580078125</text:p>
      <text:p text:style-name="Standard">valid_points 0.580078125</text:p>
      <text:p text:style-name="Standard">processing ./dtu_dataset/scan16, ref-view06, photo/geo/final-mask:0.663623046875/0.781298828125/0.6392578125</text:p>
      <text:p text:style-name="Standard">valid_points 0.6392578125</text:p>
      <text:p text:style-name="Standard">processing ./dtu_dataset/scan16, ref-view07, photo/geo/final-mask:0.6359375/0.733056640625/0.605126953125</text:p>
      <text:p text:style-name="Standard">valid_points 0.605126953125</text:p>
      <text:p text:style-name="Standard">processing ./dtu_dataset/scan16, ref-view08, photo/geo/final-mask:0.64921875/0.724267578125/0.615478515625</text:p>
      <text:p text:style-name="Standard">valid_points 0.615478515625</text:p>
      <text:p text:style-name="Standard">processing ./dtu_dataset/scan16, ref-view09, photo/geo/final-mask:0.72294921875/0.81015625/0.6978515625</text:p>
      <text:p text:style-name="Standard">valid_points 0.6978515625</text:p>
      <text:p text:style-name="Standard">processing ./dtu_dataset/scan16, ref-view10, photo/geo/final-mask:0.70146484375/0.79013671875/0.67734375</text:p>
      <text:p text:style-name="Standard">valid_points 0.67734375</text:p>
      <text:p text:style-name="Standard">processing ./dtu_dataset/scan16, ref-view11, photo/geo/final-mask:0.648974609375/0.68828125/0.608837890625</text:p>
      <text:p text:style-name="Standard">valid_points 0.608837890625</text:p>
      <text:p text:style-name="Standard">processing ./dtu_dataset/scan16, ref-view12, photo/geo/final-mask:0.725634765625/0.806494140625/0.70048828125</text:p>
      <text:p text:style-name="Standard">valid_points 0.70048828125</text:p>
      <text:p text:style-name="Standard">processing ./dtu_dataset/scan16, ref-view13, photo/geo/final-mask:0.7544921875/0.827880859375/0.739990234375</text:p>
      <text:p text:style-name="Standard">valid_points 0.739990234375</text:p>
      <text:p text:style-name="Standard">processing ./dtu_dataset/scan16, ref-view14, photo/geo/final-mask:0.69404296875/0.7861328125/0.68056640625</text:p>
      <text:p text:style-name="Standard">valid_points 0.68056640625</text:p>
      <text:p text:style-name="Standard">processing ./dtu_dataset/scan16, ref-view15, photo/geo/final-mask:0.615869140625/0.714990234375/0.602001953125</text:p>
      <text:p text:style-name="Standard">valid_points 0.602001953125</text:p>
      <text:p text:style-name="Standard">processing ./dtu_dataset/scan16, ref-view16, photo/geo/final-mask:0.64462890625/0.759912109375/0.61923828125</text:p>
      <text:p text:style-name="Standard">valid_points 0.61923828125</text:p>
      <text:p text:style-name="Standard">processing ./dtu_dataset/scan16, ref-view17, photo/geo/final-mask:0.689453125/0.79912109375/0.6560546875</text:p>
      <text:p text:style-name="Standard">valid_points 0.6560546875</text:p>
      <text:p text:style-name="Standard">processing ./dtu_dataset/scan16, ref-view18, photo/geo/final-mask:0.724267578125/0.75546875/0.68701171875</text:p>
      <text:p text:style-name="Standard">valid_points 0.68701171875</text:p>
      <text:p text:style-name="Standard">processing ./dtu_dataset/scan16, ref-view19, photo/geo/final-mask:0.691845703125/0.67841796875/0.636328125</text:p>
      <text:p text:style-name="Standard">valid_points 0.636328125</text:p>
      <text:p text:style-name="Standard">processing ./dtu_dataset/scan16, ref-view20, photo/geo/final-mask:0.73837890625/0.7740234375/0.690869140625</text:p>
      <text:p text:style-name="Standard">valid_points 0.690869140625</text:p>
      <text:p text:style-name="Standard">processing ./dtu_dataset/scan16, ref-view21, photo/geo/final-mask:0.689208984375/0.798828125/0.652001953125</text:p>
      <text:p text:style-name="Standard">valid_points 0.652001953125</text:p>
      <text:p text:style-name="Standard"><text:soft-page-break/>processing ./dtu_dataset/scan16, ref-view22, photo/geo/final-mask:0.627099609375/0.729736328125/0.59462890625</text:p>
      <text:p text:style-name="Standard">valid_points 0.59462890625</text:p>
      <text:p text:style-name="Standard">processing ./dtu_dataset/scan16, ref-view23, photo/geo/final-mask:0.5880859375/0.67314453125/0.57099609375</text:p>
      <text:p text:style-name="Standard">valid_points 0.57099609375</text:p>
      <text:p text:style-name="Standard">processing ./dtu_dataset/scan16, ref-view24, photo/geo/final-mask:0.681884765625/0.75244140625/0.65947265625</text:p>
      <text:p text:style-name="Standard">valid_points 0.65947265625</text:p>
      <text:p text:style-name="Standard">processing ./dtu_dataset/scan16, ref-view25, photo/geo/final-mask:0.757861328125/0.815283203125/0.738623046875</text:p>
      <text:p text:style-name="Standard">valid_points 0.738623046875</text:p>
      <text:p text:style-name="Standard">processing ./dtu_dataset/scan16, ref-view26, photo/geo/final-mask:0.790234375/0.8388671875/0.768212890625</text:p>
      <text:p text:style-name="Standard">valid_points 0.768212890625</text:p>
      <text:p text:style-name="Standard">processing ./dtu_dataset/scan16, ref-view27, photo/geo/final-mask:0.744287109375/0.79462890625/0.718115234375</text:p>
      <text:p text:style-name="Standard">valid_points 0.718115234375</text:p>
      <text:p text:style-name="Standard">processing ./dtu_dataset/scan16, ref-view28, photo/geo/final-mask:0.661474609375/0.636865234375/0.563232421875</text:p>
      <text:p text:style-name="Standard">valid_points 0.563232421875</text:p>
      <text:p text:style-name="Standard">processing ./dtu_dataset/scan16, ref-view29, photo/geo/final-mask:0.7361328125/0.796533203125/0.70703125</text:p>
      <text:p text:style-name="Standard">valid_points 0.70703125</text:p>
      <text:p text:style-name="Standard">processing ./dtu_dataset/scan16, ref-view30, photo/geo/final-mask:0.7796875/0.835302734375/0.76787109375</text:p>
      <text:p text:style-name="Standard">valid_points 0.76787109375</text:p>
      <text:p text:style-name="Standard">processing ./dtu_dataset/scan16, ref-view31, photo/geo/final-mask:0.77587890625/0.82705078125/0.75205078125</text:p>
      <text:p text:style-name="Standard">valid_points 0.75205078125</text:p>
      <text:p text:style-name="Standard">processing ./dtu_dataset/scan16, ref-view32, photo/geo/final-mask:0.676513671875/0.766943359375/0.665478515625</text:p>
      <text:p text:style-name="Standard">valid_points 0.665478515625</text:p>
      <text:p text:style-name="Standard">processing ./dtu_dataset/scan16, ref-view33, photo/geo/final-mask:0.567578125/0.6734375/0.55703125</text:p>
      <text:p text:style-name="Standard">valid_points 0.55703125</text:p>
      <text:p text:style-name="Standard">processing ./dtu_dataset/scan16, ref-view34, photo/geo/final-mask:0.561962890625/0.685888671875/0.5482421875</text:p>
      <text:p text:style-name="Standard">valid_points 0.5482421875</text:p>
      <text:p text:style-name="Standard">processing ./dtu_dataset/scan16, ref-view35, photo/geo/final-mask:0.639306640625/0.771044921875/0.622802734375</text:p>
      <text:p text:style-name="Standard">valid_points 0.622802734375</text:p>
      <text:p text:style-name="Standard">processing ./dtu_dataset/scan16, ref-view36, photo/geo/final-mask:0.703271484375/0.8193359375/0.67880859375</text:p>
      <text:p text:style-name="Standard">valid_points 0.67880859375</text:p>
      <text:p text:style-name="Standard">processing ./dtu_dataset/scan16, ref-view37, photo/geo/final-mask:0.706640625/0.74248046875/0.660205078125</text:p>
      <text:p text:style-name="Standard">valid_points 0.660205078125</text:p>
      <text:p text:style-name="Standard">processing ./dtu_dataset/scan16, ref-view38, photo/geo/final-mask:0.593115234375/0.571484375/0.528271484375</text:p>
      <text:p text:style-name="Standard">valid_points 0.528271484375</text:p>
      <text:p text:style-name="Standard"><text:soft-page-break/>processing ./dtu_dataset/scan16, ref-view39, photo/geo/final-mask:0.631640625/0.674267578125/0.59169921875</text:p>
      <text:p text:style-name="Standard">valid_points 0.59169921875</text:p>
      <text:p text:style-name="Standard">processing ./dtu_dataset/scan16, ref-view40, photo/geo/final-mask:0.64931640625/0.73798828125/0.612353515625</text:p>
      <text:p text:style-name="Standard">valid_points 0.612353515625</text:p>
      <text:p text:style-name="Standard">processing ./dtu_dataset/scan16, ref-view41, photo/geo/final-mask:0.596826171875/0.707373046875/0.569970703125</text:p>
      <text:p text:style-name="Standard">valid_points 0.569970703125</text:p>
      <text:p text:style-name="Standard">processing ./dtu_dataset/scan16, ref-view42, photo/geo/final-mask:0.538232421875/0.629443359375/0.5166015625</text:p>
      <text:p text:style-name="Standard">valid_points 0.5166015625</text:p>
      <text:p text:style-name="Standard">processing ./dtu_dataset/scan16, ref-view43, photo/geo/final-mask:0.559814453125/0.62294921875/0.530224609375</text:p>
      <text:p text:style-name="Standard">valid_points 0.530224609375</text:p>
      <text:p text:style-name="Standard">processing ./dtu_dataset/scan16, ref-view44, photo/geo/final-mask:0.65810546875/0.71767578125/0.632275390625</text:p>
      <text:p text:style-name="Standard">valid_points 0.632275390625</text:p>
      <text:p text:style-name="Standard">processing ./dtu_dataset/scan16, ref-view45, photo/geo/final-mask:0.74111328125/0.779248046875/0.7080078125</text:p>
      <text:p text:style-name="Standard">valid_points 0.7080078125</text:p>
      <text:p text:style-name="Standard">processing ./dtu_dataset/scan16, ref-view46, photo/geo/final-mask:0.763623046875/0.796630859375/0.7330078125</text:p>
      <text:p text:style-name="Standard">valid_points 0.7330078125</text:p>
      <text:p text:style-name="Standard">processing ./dtu_dataset/scan16, ref-view47, photo/geo/final-mask:0.697802734375/0.74443359375/0.65986328125</text:p>
      <text:p text:style-name="Standard">valid_points 0.65986328125</text:p>
      <text:p text:style-name="Standard">processing ./dtu_dataset/scan16, ref-view48, photo/geo/final-mask:0.621435546875/0.611279296875/0.540625</text:p>
      <text:p text:style-name="Standard">valid_points 0.54062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3:02:08.766796192</meta:creation-date>
    <dc:date>2021-12-03T13:02:40.429349277</dc:date>
    <meta:editing-duration>PT32S</meta:editing-duration>
    <meta:editing-cycles>1</meta:editing-cycles>
    <meta:document-statistic meta:table-count="0" meta:image-count="0" meta:object-count="0" meta:page-count="39" meta:paragraph-count="1494" meta:word-count="4038" meta:character-count="72033" meta:non-whitespace-character-count="69227"/>
    <meta:generator>LibreOffice/6.4.7.2$Linux_X86_64 LibreOffice_project/40$Build-2</meta:generator>
  </office:meta>
</office:document-meta>
</file>